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objectwithoutfill">
      <style:graphic-properties svg:stroke-width="0.159cm" svg:stroke-color="#999999" draw:marker-start-width="0.438cm" draw:marker-end-width="0.438cm" draw:fill="none" draw:textarea-vertical-align="middle" fo:padding-top="0.204cm" fo:padding-bottom="0.204cm" fo:padding-left="0.329cm" fo:padding-right="0.329cm"/>
    </style:style>
    <style:style style:name="gr2" style:family="graphic" style:parent-style-name="standard" style:list-style-name="L1">
      <style:graphic-properties draw:stroke="solid" draw:stroke-dash="Dashed_20__28_var_29__20_2" svg:stroke-width="0.04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standard" style:list-style-name="L1">
      <style:graphic-properties draw:stroke="solid" svg:stroke-width="0.04cm" svg:stroke-color="#ffffff" draw:marker-start-width="0.275cm" draw:marker-start-center="false"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 style:family="graphic" style:parent-style-name="standard" style:list-style-name="L1">
      <style:graphic-properties draw:stroke="solid" svg:stroke-width="0.04cm" svg:stroke-color="#ffffff" draw:marker-start-width="0.275cm" draw:marker-start-center="false"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8"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9" style:family="graphic" style:parent-style-name="standard" style:list-style-name="L1">
      <style:graphic-properties draw:stroke="solid" svg:stroke-width="0.04cm" svg:stroke-color="#000000" draw:marker-start-width="0.275cm" draw:marker-start-center="false" draw:marker-end-width="0.275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 style:family="graphic" style:parent-style-name="standard" style:list-style-name="L1">
      <style:graphic-properties draw:stroke="solid" draw:stroke-dash="Dashed_20__28_var_29__20_2" svg:stroke-width="0.04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1">
      <style:graphic-properties draw:stroke="solid" draw:stroke-dash="Dashed_20__28_var_29__20_2" svg:stroke-width="0.04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6"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7"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8"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9" style:family="graphic" style:parent-style-name="standard" style:list-style-name="L1">
      <style:graphic-properties draw:stroke="solid" svg:stroke-width="0.106cm" svg:stroke-color="#999999" draw:marker-start-width="0.359cm" draw:marker-start-center="false" draw:marker-end-width="0.359cm" draw:marker-end-center="false" draw:fill="gradient" draw:fill-color="#cfe7f5" draw:fill-gradient-name="VRT_20_Light_20_Radial" draw:opacity="50%" draw:textarea-horizontal-align="justify" draw:textarea-vertical-align="middle" draw:auto-grow-height="false" fo:min-height="1.281cm" fo:min-width="3.064cm" fo:padding-top="0.128cm" fo:padding-bottom="0.128cm" fo:padding-left="0.253cm" fo:padding-right="0.253cm" fo:wrap-option="no-wrap" draw:shadow="hidden" draw:shadow-offset-x="0.2cm" draw:shadow-offset-y="0.2cm" draw:shadow-color="#808080"/>
    </style:style>
    <style:style style:name="gr20" style:family="graphic" style:parent-style-name="standard" style:list-style-name="L1">
      <style:graphic-properties draw:stroke="solid" draw:stroke-dash="Dashed_20__28_var_29__20_2" svg:stroke-width="0.04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2" svg:stroke-width="0.04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ed_20__28_var_29__20_2" svg:stroke-width="0.04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ed_20__28_var_29__20_2" svg:stroke-width="0.04cm" svg:stroke-color="#7f7f7f"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ed_20__28_var_29__20_2" svg:stroke-width="0.04cm" svg:stroke-color="#7f7f7f" draw:marker-start-width="0.275cm" draw:marker-start-center="false"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2" svg:stroke-width="0.04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4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39"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40"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draw:stroke-dash="Dashed_20__28_var_29__20_2" svg:stroke-width="0.04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draw:stroke-dash="Dashed_20__28_var_29__20_2" svg:stroke-width="0.04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2" svg:stroke-width="0.04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2" svg:stroke-width="0.04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4cm" svg:stroke-color="#7f7f7f"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2" svg:stroke-width="0.04cm" svg:stroke-color="#7f7f7f" draw:marker-start-width="0.275cm" draw:marker-start-center="false"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draw:stroke-dash="Dashed_20__28_var_29__20_2" svg:stroke-width="0.04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1">
      <style:graphic-properties draw:stroke="solid" draw:stroke-dash="Dashed_20__28_var_29__20_2" svg:stroke-width="0.04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03"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04"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list-style-name="L1">
      <style:graphic-properties draw:stroke="solid" draw:stroke-dash="Dashed_20__28_var_29__20_2" svg:stroke-width="0.04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standard" style:list-style-name="L1">
      <style:graphic-properties draw:stroke="solid" draw:stroke-dash="Dashed_20__28_var_29__20_2" svg:stroke-width="0.04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standard" style:list-style-name="L1">
      <style:graphic-properties draw:stroke="solid" draw:stroke-dash="Dashed_20__28_var_29__20_2" svg:stroke-width="0.04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54"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55"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56"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57" style:family="graphic" style:parent-style-name="standard" style:list-style-name="L1">
      <style:graphic-properties draw:stroke="solid" draw:stroke-dash="Dashed_20__28_var_29__20_2" svg:stroke-width="0.04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standard" style:list-style-name="L1">
      <style:graphic-properties draw:stroke="solid" draw:stroke-dash="Dashed_20__28_var_29__20_2" svg:stroke-width="0.04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standard" style:list-style-name="L1">
      <style:graphic-properties draw:stroke="solid" draw:stroke-dash="Dashed_20__28_var_29__20_2" svg:stroke-width="0.04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standard" style:list-style-name="L1">
      <style:graphic-properties draw:stroke="solid" draw:stroke-dash="Dashed_20__28_var_29__20_2" svg:stroke-width="0.04cm" svg:stroke-color="#7f7f7f"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standard" style:list-style-name="L1">
      <style:graphic-properties draw:stroke="solid" draw:stroke-dash="Dashed_20__28_var_29__20_2" svg:stroke-width="0.04cm" svg:stroke-color="#7f7f7f" draw:marker-start-width="0.275cm" draw:marker-start-center="false"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0"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1"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standard" style:list-style-name="L1">
      <style:graphic-properties draw:stroke="solid" draw:stroke-dash="Dashed_20__28_var_29__20_2" svg:stroke-width="0.04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3" style:family="graphic" style:parent-style-name="standard" style:list-style-name="L1">
      <style:graphic-properties draw:stroke="solid" draw:stroke-dash="Dashed_20__28_var_29__20_2" svg:stroke-width="0.04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4"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5"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76"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77"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8"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9"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0"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1"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2"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3"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4"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5"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6"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7"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8"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9"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0"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1"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2"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3"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4"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5"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6"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7"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8"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9"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0"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1"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2"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3"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4"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5"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7"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8"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9"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0"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1"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2"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3"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4"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5"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6"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7"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8"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9"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0" style:family="graphic" style:parent-style-name="standard" style:list-style-name="L1">
      <style:graphic-properties draw:stroke="solid" draw:stroke-dash="Dashed_20__28_var_29__20_2" svg:stroke-width="0.04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1" style:family="graphic" style:parent-style-name="standard" style:list-style-name="L1">
      <style:graphic-properties draw:stroke="solid" draw:stroke-dash="Dashed_20__28_var_29__20_2" svg:stroke-width="0.04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2"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3"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4"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5" style:family="graphic" style:parent-style-name="standard" style:list-style-name="L1">
      <style:graphic-properties draw:stroke="solid" draw:stroke-dash="Dashed_20__28_var_29__20_2" svg:stroke-width="0.04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6" style:family="graphic" style:parent-style-name="standard" style:list-style-name="L1">
      <style:graphic-properties draw:stroke="solid" draw:stroke-dash="Dashed_20__28_var_29__20_2" svg:stroke-width="0.04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7"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8"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9"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0" style:family="graphic" style:parent-style-name="standard" style:list-style-name="L1">
      <style:graphic-properties draw:stroke="solid" draw:stroke-dash="Dashed_20__28_var_29__20_2" svg:stroke-width="0.04cm" svg:stroke-color="#7f7f7f"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1"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2"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3" style:family="graphic" style:parent-style-name="standard" style:list-style-name="L1">
      <style:graphic-properties draw:stroke="solid" draw:stroke-dash="Dashed_20__28_var_29__20_2" svg:stroke-width="0.04cm" svg:stroke-color="#7f7f7f" draw:marker-start-width="0.275cm" draw:marker-start-center="false"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4"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5"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6" style:family="graphic" style:parent-style-name="standard" style:list-style-name="L1">
      <style:graphic-properties draw:stroke="solid" draw:stroke-dash="Dashed_20__28_var_29__20_2" svg:stroke-width="0.04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7" style:family="graphic" style:parent-style-name="standard" style:list-style-name="L1">
      <style:graphic-properties draw:stroke="solid" draw:stroke-dash="Dashed_20__28_var_29__20_2" svg:stroke-width="0.04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8"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9"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240"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241"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2"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4"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5"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6"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7"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8"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9"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0"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1"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2"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3"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4"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5"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6"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7"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8"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9"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0"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1"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2"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3"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4"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5"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6"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7"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8"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9"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0"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1"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2"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3"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4"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5"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6"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7"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8"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9"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0"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1"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2" style:family="graphic" style:parent-style-name="standard" style:list-style-name="L1">
      <style:graphic-properties draw:stroke="solid" draw:stroke-dash="Dashed_20__28_var_29__20_2" svg:stroke-width="0.04cm" svg:stroke-color="#e5e5e5" draw:marker-start-width="0.275cm" draw:marker-start-center="false"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3" style:family="graphic" style:parent-style-name="standard" style:list-style-name="L1">
      <style:graphic-properties draw:stroke="solid" draw:stroke-dash="Dashed_20__28_var_29__20_2" svg:stroke-width="0.04cm" svg:stroke-color="#ffffff" draw:marker-start-width="0.275cm" draw:marker-start-center="false"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4" style:family="graphic" style:parent-style-name="standard" style:list-style-name="L1">
      <style:graphic-properties draw:stroke="solid" draw:stroke-dash="Dashed_20__28_var_29__20_2" svg:stroke-width="0.04cm" svg:stroke-color="#000000" draw:marker-start-width="0.275cm" draw:marker-start-center="false"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5" style:family="graphic" style:parent-style-name="standard" style:list-style-name="L1">
      <style:graphic-properties draw:stroke="solid" draw:stroke-dash="Dashed_20__28_var_29__20_2" svg:stroke-width="0.04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6" style:family="graphic" style:parent-style-name="standard" style:list-style-name="L1">
      <style:graphic-properties draw:stroke="solid" svg:stroke-width="0.04cm" svg:stroke-color="#ffffff" draw:marker-start-width="0.275cm" draw:marker-start-center="false"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87" style:family="graphic" style:parent-style-name="standard" style:list-style-name="L1">
      <style:graphic-properties draw:stroke="solid" svg:stroke-width="0.04cm" svg:stroke-color="#ffffff" draw:marker-start-width="0.275cm" draw:marker-start-center="false"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88"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89"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90"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91"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92" style:family="graphic" style:parent-style-name="standard" style:list-style-name="L1">
      <style:graphic-properties draw:stroke="solid" svg:stroke-width="0.04cm" svg:stroke-color="#000000" draw:marker-start-width="0.275cm" draw:marker-start-center="false" draw:marker-end-width="0.275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93"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294" style:family="graphic" style:parent-style-name="standard" style:list-style-name="L1">
      <style:graphic-properties draw:stroke="solid" draw:stroke-dash="Dashed_20__28_var_29__20_2" svg:stroke-width="0.04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5" style:family="graphic" style:parent-style-name="standard" style:list-style-name="L1">
      <style:graphic-properties draw:stroke="solid" svg:stroke-width="0.04cm" svg:stroke-color="#ffffff" draw:marker-start-width="0.275cm" draw:marker-start-center="false"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96" style:family="graphic" style:parent-style-name="standard" style:list-style-name="L1">
      <style:graphic-properties draw:stroke="solid" svg:stroke-width="0.04cm" svg:stroke-color="#ffffff" draw:marker-start-width="0.275cm" draw:marker-start-center="false"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97"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98"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99"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00"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01" style:family="graphic" style:parent-style-name="standard" style:list-style-name="L1">
      <style:graphic-properties draw:stroke="solid" svg:stroke-width="0.04cm" svg:stroke-color="#000000" draw:marker-start-width="0.275cm" draw:marker-start-center="false" draw:marker-end-width="0.275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0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03" style:family="graphic" style:parent-style-name="standard">
      <style:graphic-properties draw:stroke="none" svg:stroke-color="#000000" draw:fill="none" draw:fill-color="#ffffff" draw:textarea-horizontal-align="left" draw:auto-grow-height="true" draw:auto-grow-width="true" fo:min-height="0.712cm" fo:min-width="3.173cm"/>
    </style:style>
    <style:style style:name="gr304" style:family="graphic" style:parent-style-name="standard">
      <style:graphic-properties draw:stroke="none" svg:stroke-color="#000000" draw:fill="none" draw:fill-color="#ffffff" draw:textarea-horizontal-align="left" draw:auto-grow-height="true" draw:auto-grow-width="true" fo:min-height="0.712cm" fo:min-width="4.578cm"/>
    </style:style>
    <style:style style:name="gr305" style:family="graphic" style:parent-style-name="standard">
      <style:graphic-properties draw:stroke="none" svg:stroke-color="#000000" draw:fill="none" draw:fill-color="#ffffff" draw:textarea-horizontal-align="left" draw:auto-grow-height="true" draw:auto-grow-width="true" fo:min-height="0.712cm" fo:min-width="4.879cm"/>
    </style:style>
    <style:style style:name="gr306" style:family="graphic" style:parent-style-name="standard">
      <style:graphic-properties draw:stroke="none" svg:stroke-color="#000000" draw:fill="none" draw:fill-color="#ffffff" draw:textarea-horizontal-align="left" draw:auto-grow-height="true" draw:auto-grow-width="true" fo:min-height="0.712cm" fo:min-width="3.876cm"/>
    </style:style>
    <style:style style:name="gr307" style:family="graphic" style:parent-style-name="standard" style:list-style-name="L1">
      <style:graphic-properties draw:stroke="solid" draw:stroke-dash="Dashed_20__28_var_29__20_2" svg:stroke-width="0.04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8" style:family="graphic" style:parent-style-name="standard" style:list-style-name="L1">
      <style:graphic-properties draw:stroke="solid" svg:stroke-width="0.04cm" svg:stroke-color="#ffffff" draw:marker-start-width="0.275cm" draw:marker-start-center="false" draw:marker-end-width="0.275cm" draw:marker-end-center="false" draw:fill="gradient" draw:fill-color="#cfe7f5" draw:fill-gradient-name="VRT_20_Light_20_Axial_20_H" draw:opacity="100%"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09" style:family="graphic" style:parent-style-name="standard" style:list-style-name="L1">
      <style:graphic-properties draw:stroke="solid" svg:stroke-width="0.04cm" svg:stroke-color="#ffffff" draw:marker-start-width="0.275cm" draw:marker-start-center="false" draw:marker-end-width="0.275cm" draw:marker-end-center="false" draw:fill="gradient" draw:fill-color="#cfe7f5" draw:fill-gradient-name="VRT_20_Light_20_Linear_20_T" draw:opacity="100%"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10"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opacity="100%"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11"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opacity="100%"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12"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opacity="100%"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13" style:family="graphic" style:parent-style-name="standard" style:list-style-name="L1">
      <style:graphic-properties draw:stroke="solid" svg:stroke-width="0.04cm" svg:stroke-color="#ffffff" draw:marker-start-width="0.275cm" draw:marker-start-center="false" draw:marker-end-width="0.275cm" draw:marker-end-center="false" draw:fill="solid" draw:fill-color="#ffffff" draw:opacity="100%"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14" style:family="graphic" style:parent-style-name="standard" style:list-style-name="L1">
      <style:graphic-properties draw:stroke="solid" svg:stroke-width="0.04cm" svg:stroke-color="#000000" draw:marker-start-width="0.275cm" draw:marker-start-center="false" draw:marker-end-width="0.275cm" draw:marker-end-center="false" draw:fill="none" draw:fill-color="#cfe7f5" draw:opacity="100%"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15" style:family="graphic" style:parent-style-name="standard">
      <style:graphic-properties draw:stroke="none" svg:stroke-color="#000000" draw:fill="none" draw:fill-color="#ffffff" draw:textarea-horizontal-align="left" draw:auto-grow-height="true" draw:auto-grow-width="false" fo:min-height="0.098cm" fo:min-width="0cm"/>
    </style:style>
    <style:style style:name="gr316" style:family="graphic" style:parent-style-name="standard" style:list-style-name="L1">
      <style:graphic-properties draw:stroke="solid" draw:stroke-dash="Dashed_20__28_var_29__20_2" svg:stroke-width="0cm" svg:stroke-color="#dddddd" draw:marker-start-width="0.2cm" draw:marker-start-center="false"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7" style:family="graphic" style:parent-style-name="standard" style:list-style-name="L1">
      <style:graphic-properties draw:stroke="solid" draw:stroke-dash="Dashed_20__28_var_29__20_2" svg:stroke-width="0.04cm" svg:stroke-color="#ffffff" draw:marker-start-width="0.26cm" draw:marker-start-center="false"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8" style:family="graphic" style:parent-style-name="standard" style:list-style-name="L1">
      <style:graphic-properties draw:stroke="solid" draw:stroke-dash="Dashed_20__28_var_29__20_2" svg:stroke-width="0.04cm" svg:stroke-color="#ffffff" draw:marker-start-width="0.26cm" draw:marker-start-center="false"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9" style:family="graphic" style:parent-style-name="standard" style:list-style-name="L1">
      <style:graphic-properties draw:stroke="solid" draw:stroke-dash="Dashed_20__28_var_29__20_2" svg:stroke-width="0.04cm" svg:stroke-color="#ffffff" draw:marker-start-width="0.26cm" draw:marker-start-center="false"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0" style:family="graphic" style:parent-style-name="standard" style:list-style-name="L1">
      <style:graphic-properties draw:stroke="solid" draw:stroke-dash="Dashed_20__28_var_29__20_2" svg:stroke-width="0.04cm" svg:stroke-color="#000000" draw:marker-start-width="0.26cm" draw:marker-start-center="false"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1" style:family="graphic" style:parent-style-name="standard" style:list-style-name="L1">
      <style:graphic-properties draw:stroke="solid" draw:stroke-dash="Dashed_20__28_var_29__20_2" svg:stroke-width="0.04cm" svg:stroke-color="#808080" draw:marker-start-width="0.26cm" draw:marker-start-center="false"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2" style:family="graphic" style:parent-style-name="standard" style:list-style-name="L1">
      <style:graphic-properties draw:stroke="solid" draw:stroke-dash="Dashed_20__28_var_29__20_2" svg:stroke-width="0.04cm" svg:stroke-color="#808080" draw:marker-start-width="0.26cm" draw:marker-start-center="false"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3" style:family="graphic" style:parent-style-name="standard" style:list-style-name="L1">
      <style:graphic-properties draw:stroke="solid" draw:stroke-dash="Dashed_20__28_var_29__20_2" svg:stroke-width="0.04cm" svg:stroke-color="#808080" draw:marker-start-width="0.26cm" draw:marker-start-center="false"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4" style:family="graphic" style:parent-style-name="standard" style:list-style-name="L1">
      <style:graphic-properties draw:stroke="solid" draw:stroke-dash="Dashed_20__28_var_29__20_2" svg:stroke-width="0.04cm" svg:stroke-color="#ffffff" draw:marker-start-width="0.26cm" draw:marker-start-center="false"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5" style:family="graphic" style:parent-style-name="standard" style:list-style-name="L1">
      <style:graphic-properties draw:stroke="solid" draw:stroke-dash="Dashed_20__28_var_29__20_2" svg:stroke-width="0.04cm" svg:stroke-color="#808080" draw:marker-start-width="0.26cm" draw:marker-start-center="false"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6" style:family="graphic" style:parent-style-name="standard" style:list-style-name="L1">
      <style:graphic-properties draw:stroke="solid" draw:stroke-dash="Dashed_20__28_var_29__20_2" svg:stroke-width="0.04cm" svg:stroke-color="#808080" draw:marker-start-width="0.26cm" draw:marker-start-center="false"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7" style:family="graphic" style:parent-style-name="standard" style:list-style-name="L1">
      <style:graphic-properties draw:stroke="solid" draw:stroke-dash="Dashed_20__28_var_29__20_2" svg:stroke-width="0.04cm" svg:stroke-color="#808080" draw:marker-start-width="0.26cm" draw:marker-start-center="false"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8" style:family="graphic" style:parent-style-name="standard">
      <style:graphic-properties draw:stroke="none" svg:stroke-color="#000000" draw:fill="none" draw:fill-color="#ffffff" draw:textarea-horizontal-align="left" draw:auto-grow-height="true" draw:auto-grow-width="false" fo:min-height="0.565cm" fo:min-width="0cm"/>
    </style:style>
    <style:style style:name="P1" style:family="paragraph">
      <loext:graphic-properties draw:fill="none"/>
      <style:paragraph-properties fo:text-align="center"/>
    </style:style>
    <style:style style:name="P2"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gradient" draw:fill-color="#cfe7f5" draw:fill-gradient-name="VRT_20_Light_20_Axial_20_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loext:graphic-properties draw:fill="gradient" draw:fill-color="#cfe7f5" draw:fill-gradient-name="VRT_20_Light_20_Linear_20_T"/>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 style:family="paragraph">
      <loext:graphic-properties draw:fill="none"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7" style:family="paragraph">
      <loext:graphic-properties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loext:graphic-properties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loext:graphic-properties draw:fill="gradient" draw:fill-color="#cfe7f5" draw:fill-gradient-name="VRT_20_Light_20_Radial" draw:opacity="50%"/>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Arial Narrow1"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12"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loext:graphic-properties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7" style:family="paragraph">
      <loext:graphic-properties draw:fill="solid" draw:fill-color="#7f7f7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8" style:family="paragraph">
      <loext:graphic-properties draw:fill="none" draw:fill-color="#ffffff"/>
    </style:style>
    <style:style style:name="P19" style:family="paragraph">
      <loext:graphic-properties draw:fill="gradient" draw:fill-color="#cfe7f5" draw:fill-gradient-name="VRT_20_Light_20_Axial_20_H" draw:opacity="1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0" style:family="paragraph">
      <loext:graphic-properties draw:fill="gradient" draw:fill-color="#cfe7f5" draw:fill-gradient-name="VRT_20_Light_20_Linear_20_T" draw:opacity="1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1" style:family="paragraph">
      <loext:graphic-properties draw:fill="solid" draw:fill-color="#ffffff" draw:opacity="1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2" style:family="paragraph">
      <loext:graphic-properties draw:fill="none" draw:fill-color="#cfe7f5" draw:opacity="1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3"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4"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line draw:style-name="gr1" draw:text-style-name="P1" draw:layer="layout" svg:x1="11.108cm" svg:y1="7.557cm" svg:x2="14.84cm" svg:y2="4.482cm">
            <text:p/>
          </draw:line>
          <draw:line draw:style-name="gr1" draw:text-style-name="P1" draw:layer="layout" svg:x1="16.053cm" svg:y1="4.493cm" svg:x2="24.032cm" svg:y2="4.493cm">
            <text:p/>
          </draw:line>
          <draw:line draw:style-name="gr1" draw:text-style-name="P1" draw:layer="layout" svg:x1="5.152cm" svg:y1="18.346cm" svg:x2="7.816cm" svg:y2="15.007cm">
            <text:p/>
          </draw:line>
          <draw:line draw:style-name="gr1" draw:text-style-name="P1" draw:layer="layout" svg:x1="9.921cm" svg:y1="18.277cm" svg:x2="7.904cm" svg:y2="15.007cm">
            <text:p/>
          </draw:line>
          <draw:line draw:style-name="gr1" draw:text-style-name="P1" draw:layer="layout" svg:x1="19.178cm" svg:y1="18.071cm" svg:x2="21.842cm" svg:y2="14.732cm">
            <text:p/>
          </draw:line>
          <draw:line draw:style-name="gr1" draw:text-style-name="P1" draw:layer="layout" svg:x1="23.947cm" svg:y1="18.002cm" svg:x2="21.93cm" svg:y2="14.732cm">
            <text:p/>
          </draw:line>
          <draw:line draw:style-name="gr1" draw:text-style-name="P1" draw:layer="layout" svg:x1="15.138cm" svg:y1="11.104cm" svg:x2="18.77cm" svg:y2="8.113cm">
            <text:p/>
          </draw:line>
          <draw:line draw:style-name="gr1" draw:text-style-name="P1" draw:layer="layout" svg:x1="14.895cm" svg:y1="10.894cm" svg:x2="11.229cm" svg:y2="7.906cm">
            <text:p/>
          </draw:line>
          <draw:line draw:style-name="gr1" draw:text-style-name="P1" draw:layer="layout" svg:x1="19.385cm" svg:y1="7.413cm" svg:x2="15.231cm" svg:y2="4.356cm">
            <text:p/>
          </draw:line>
          <draw:line draw:style-name="gr1" draw:text-style-name="P1" draw:layer="layout" svg:x1="8.664cm" svg:y1="14.097cm" svg:x2="13.749cm" svg:y2="11.803cm">
            <text:p/>
          </draw:line>
          <draw:line draw:style-name="gr1" draw:text-style-name="P1" draw:layer="layout" svg:x1="20.748cm" svg:y1="14.204cm" svg:x2="15.38cm" svg:y2="11.454cm">
            <text:p/>
          </draw:line>
          <draw:g>
            <draw:g>
              <draw:path draw:style-name="gr2" draw:text-style-name="P2" draw:layer="layout" svg:width="1.09cm" svg:height="0.979cm" svg:x="15.277cm" svg:y="11.551cm" svg:viewBox="0 0 1091 980" svg:d="M0 980c475 0 1091-280 1091-560s-18-420-364-420c0 300-727 579-727 980z">
                <text:p/>
              </draw:path>
              <draw:path draw:style-name="gr3" draw:text-style-name="P3" draw:layer="layout" svg:width="2.666cm" svg:height="1.68cm" svg:x="13.338cm" svg:y="10.921cm" svg:viewBox="0 0 2667 1681" svg:d="M2667 0c0 0 0 1121-1 840 2 491-575 841-1331 841s-1334-350-1335-841c1 1 0-350 0-840 0 490 606 840 1334 840s1333-350 1333-840z">
                <text:p/>
              </draw:path>
              <draw:path draw:style-name="gr4" draw:text-style-name="P4" draw:layer="layout" svg:width="2.665cm" svg:height="1.678cm" svg:x="13.337cm" svg:y="10.081cm" svg:viewBox="0 0 2666 1679" svg:d="M1333 0c756 0 1333 363 1333 839s-577 840-1333 840-1333-364-1333-840 577-839 1333-839z">
                <text:p/>
              </draw:path>
              <draw:polygon draw:style-name="gr5" draw:text-style-name="P5" draw:layer="layout" svg:width="0.727cm" svg:height="0.419cm" svg:x="14.792cm" svg:y="10.991cm" svg:viewBox="0 0 728 420" draw:points="364,0 243,70 728,350 606,420 121,140 0,210 0,0">
                <text:p/>
              </draw:polygon>
              <draw:polygon draw:style-name="gr6" draw:text-style-name="P5" draw:layer="layout" svg:width="0.726cm" svg:height="0.419cm" svg:x="13.822cm" svg:y="10.431cm" svg:viewBox="0 0 727 420" draw:points="606,280 727,210 727,420 363,420 484,350 0,70 121,0">
                <text:p/>
              </draw:polygon>
              <draw:polygon draw:style-name="gr7" draw:text-style-name="P5" draw:layer="layout" svg:width="0.727cm" svg:height="0.419cm" svg:x="13.822cm" svg:y="10.991cm" svg:viewBox="0 0 728 420" draw:points="121,280 607,0 728,70 242,350 363,420 0,420 0,210">
                <text:p/>
              </draw:polygon>
              <draw:polygon draw:style-name="gr8" draw:text-style-name="P5" draw:layer="layout" svg:width="0.726cm" svg:height="0.419cm" svg:x="14.792cm" svg:y="10.431cm" svg:viewBox="0 0 727 420" draw:points="484,70 363,0 727,0 727,210 606,140 121,420 0,350">
                <text:p/>
              </draw:polygon>
              <draw:path draw:style-name="gr9" draw:text-style-name="P6" draw:layer="layout" svg:width="2.667cm" svg:height="2.519cm" svg:x="13.337cm" svg:y="10.081cm" svg:viewBox="0 0 2668 2520" svg:d="M1333 0c756 0 1335 364 1335 840l-1 840c0 490-606 840-1333 840s-1334-350-1334-840c0 0 1-840 0-841 0-476 577-839 1333-839z">
                <text:p/>
              </draw:path>
            </draw:g>
            <draw:g>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10" draw:text-style-name="P2" draw:layer="layout" svg:width="1.851cm" svg:height="1.189cm" svg:x="7.801cm" svg:y="14.544cm" svg:viewBox="0 0 1852 1190" svg:d="M0 1190c475 0 1698-560 1819-770s-121-420-242-420c0 300-1577 690-1577 1190z">
                <text:p/>
              </draw:path>
              <draw:g>
                <draw:polygon draw:style-name="gr11" draw:text-style-name="P7" draw:layer="layout" svg:width="1.697cm" svg:height="1.819cm" svg:x="6.015cm" svg:y="13.984cm" svg:viewBox="0 0 1698 1820" draw:points="0,840 0,0 1698,980 1698,1820">
                  <text:p/>
                </draw:polygon>
                <draw:polygon draw:style-name="gr12" draw:text-style-name="P8" draw:layer="layout" svg:width="1.696cm" svg:height="1.819cm" svg:x="7.713cm" svg:y="13.984cm" svg:viewBox="0 0 1697 1820" draw:points="0,1820 0,980 1697,0 1697,840">
                  <text:p/>
                </draw:polygon>
                <draw:polygon draw:style-name="gr13" draw:text-style-name="P9" draw:layer="layout" svg:width="3.394cm" svg:height="1.959cm" svg:x="6.015cm" svg:y="13.004cm" svg:viewBox="0 0 3395 1960" draw:points="1698,1960 0,980 1698,0 3395,980">
                  <text:p/>
                </draw:polygon>
                <draw:polygon draw:style-name="gr14" draw:text-style-name="P10" draw:layer="layout" svg:width="3.394cm" svg:height="2.799cm" svg:x="6.015cm" svg:y="13.004cm" svg:viewBox="0 0 3395 2800" draw:points="0,1820 0,980 1698,0 3395,980 3395,1820 1698,2800">
                  <text:p/>
                </draw:polygon>
                <draw:polygon draw:style-name="gr15" draw:text-style-name="P5" draw:layer="layout" svg:width="0.848cm" svg:height="0.489cm" svg:x="6.5cm" svg:y="13.914cm" svg:viewBox="0 0 849 490" draw:points="121,140 728,490 849,420 242,70 363,0 0,0 0,210">
                  <text:p/>
                </draw:polygon>
                <draw:polygon draw:style-name="gr16" draw:text-style-name="P5" draw:layer="layout" svg:width="0.847cm" svg:height="0.489cm" svg:x="7.349cm" svg:y="13.984cm" svg:viewBox="0 0 848 490" draw:points="605,420 484,490 848,490 848,280 727,350 121,0 0,70">
                  <text:p/>
                </draw:polygon>
                <draw:polygon draw:style-name="gr17" draw:text-style-name="P5" draw:layer="layout" svg:width="0.847cm" svg:height="0.489cm" svg:x="7.228cm" svg:y="13.494cm" svg:viewBox="0 0 848 490" draw:points="121,140 727,490 848,420 242,70 363,0 0,0 0,210">
                  <text:p/>
                </draw:polygon>
                <draw:polygon draw:style-name="gr18" draw:text-style-name="P5" draw:layer="layout" svg:width="0.847cm" svg:height="0.489cm" svg:x="8.077cm" svg:y="13.564cm" svg:viewBox="0 0 848 490" draw:points="605,420 484,490 848,490 848,280 727,350 121,0 0,70">
                  <text:p/>
                </draw:polygon>
              </draw:g>
            </draw:g>
            <draw:custom-shape draw:style-name="gr19" draw:text-style-name="P11" draw:layer="layout" svg:width="5.465cm" svg:height="2.369cm" svg:x="11.926cm" svg:y="2.603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20" draw:text-style-name="P2" draw:layer="layout" svg:width="0.375cm" svg:height="0.202cm" svg:x="5.58cm" svg:y="19.439cm" svg:viewBox="0 0 376 203" svg:d="M0 203c94 0 376-67 376-118s-9-85-103-85c0 51-275 51-273 203z">
                  <text:p/>
                </draw:path>
                <draw:g>
                  <draw:polygon draw:style-name="gr21" draw:text-style-name="P12" draw:layer="layout" svg:width="0.17cm" svg:height="0.169cm" svg:x="5.442cm" svg:y="19.473cm" svg:viewBox="0 0 171 170" draw:points="0,102 34,0 171,68 137,170">
                    <text:p/>
                  </draw:polygon>
                  <draw:polygon draw:style-name="gr22" draw:text-style-name="P13" draw:layer="layout" svg:width="0.376cm" svg:height="0.185cm" svg:x="5.476cm" svg:y="19.355cm" svg:viewBox="0 0 377 186" draw:points="0,119 69,68 171,17 240,0 377,68 309,85 206,136 137,186">
                    <text:p/>
                  </draw:polygon>
                  <draw:path draw:style-name="gr23" draw:text-style-name="P14" draw:layer="layout" svg:width="0.308cm" svg:height="0.219cm" svg:x="5.579cm" svg:y="19.422cm" svg:viewBox="0 0 309 220" svg:d="M309 68c0-102-69-68-138-34-68 34-137 34-171 186 0 0 137-67 309-152z">
                    <text:p/>
                  </draw:path>
                  <draw:path draw:style-name="gr24" draw:text-style-name="P10" draw:layer="layout" svg:width="0.445cm" svg:height="0.287cm" svg:x="5.442cm" svg:y="19.355cm" svg:viewBox="0 0 446 288" svg:d="M274 0c-68 17-68 17-137 51-34 17-103 34-137 169 69 34 69 34 137 68 39-15 240-118 309-152 0-85-69-85-172-136z">
                    <text:p/>
                  </draw:path>
                </draw:g>
              </draw:g>
              <draw:g>
                <draw:path draw:style-name="gr25" draw:text-style-name="P2" draw:layer="layout" svg:width="0.616cm" svg:height="0.406cm" svg:x="5.27cm" svg:y="18.626cm" svg:viewBox="0 0 617 407" svg:d="M2 407c94 0 615-17 615-170 0-152-179-237-273-237 0 51-376 34-342 407z">
                  <text:p/>
                </draw:path>
                <draw:g>
                  <draw:polygon draw:style-name="gr26" draw:text-style-name="P12" draw:layer="layout" svg:width="0.342cm" svg:height="0.236cm" svg:x="4.927cm" svg:y="18.795cm" svg:viewBox="0 0 343 237" draw:points="0,68 0,0 343,170 343,237">
                    <text:p/>
                  </draw:polygon>
                  <draw:polygon draw:style-name="gr27" draw:text-style-name="P12" draw:layer="layout" svg:width="0.342cm" svg:height="0.287cm" svg:x="5.202cm" svg:y="18.541cm" svg:viewBox="0 0 343 288" draw:points="0,119 0,0 343,170 343,288">
                    <text:p/>
                  </draw:polygon>
                  <draw:polygon draw:style-name="gr28" draw:text-style-name="P13" draw:layer="layout" svg:width="0.616cm" svg:height="0.304cm" svg:x="4.927cm" svg:y="18.66cm" svg:viewBox="0 0 617 305" draw:points="0,136 274,0 617,170 343,305">
                    <text:p/>
                  </draw:polygon>
                  <draw:line draw:style-name="gr29" draw:text-style-name="P15" draw:layer="layout" svg:x1="5.202cm" svg:y1="18.66cm" svg:x2="5.545cm" svg:y2="18.83cm">
                    <text:p/>
                  </draw:line>
                  <draw:polygon draw:style-name="gr30" draw:text-style-name="P14" draw:layer="layout" svg:width="0.342cm" svg:height="0.287cm" svg:x="5.27cm" svg:y="18.744cm" svg:viewBox="0 0 343 288" draw:points="0,288 0,220 274,85 274,0 343,34 343,119">
                    <text:p/>
                  </draw:polygon>
                  <draw:polygon draw:style-name="gr31" draw:text-style-name="P12" draw:layer="layout" svg:width="1.096cm" svg:height="1.287cm" svg:x="4.55cm" svg:y="17.507cm" svg:viewBox="0 0 1097 1288" draw:points="0,746 0,0 1097,543 1097,1288">
                    <text:p/>
                  </draw:polygon>
                  <draw:polygon draw:style-name="gr32" draw:text-style-name="P16" draw:layer="layout" svg:width="1.028cm" svg:height="1.186cm" svg:x="4.585cm" svg:y="17.558cm" svg:viewBox="0 0 1029 1187" draw:points="0,678 0,0 1029,509 1029,1187">
                    <text:p/>
                  </draw:polygon>
                  <draw:polygon draw:style-name="gr33" draw:text-style-name="P13" draw:layer="layout" svg:width="1.165cm" svg:height="0.575cm" svg:x="4.55cm" svg:y="17.473cm" svg:viewBox="0 0 1166 576" draw:points="1097,576 0,34 69,0 1166,543">
                    <text:p/>
                  </draw:polygon>
                  <draw:polygon draw:style-name="gr34" draw:text-style-name="P14" draw:layer="layout" svg:width="0.068cm" svg:height="0.779cm" svg:x="5.648cm" svg:y="18.016cm" svg:viewBox="0 0 69 780" draw:points="0,780 0,34 69,0 69,746">
                    <text:p/>
                  </draw:polygon>
                  <draw:polygon draw:style-name="gr35" draw:text-style-name="P10" draw:layer="layout" svg:width="1.165cm" svg:height="1.559cm" svg:x="4.55cm" svg:y="17.473cm" svg:viewBox="0 0 1166 1560" draw:points="69,0 1166,543 1166,1288 1097,1322 1063,1305 1063,1390 720,1560 377,1390 377,1322 651,1187 651,1102 0,780 0,34">
                    <text:p/>
                  </draw:polygon>
                </draw:g>
              </draw:g>
              <draw:g>
                <draw:path draw:style-name="gr36" draw:text-style-name="P2" draw:layer="layout" svg:width="0.446cm" svg:height="0.202cm" svg:x="5.132cm" svg:y="19.253cm" svg:viewBox="0 0 447 203" svg:d="M2 203c95 0 445-84 445-135s-9-68-103-68c0 51-377 34-342 203z">
                  <text:p/>
                </draw:path>
                <draw:g>
                  <draw:polygon draw:style-name="gr37" draw:text-style-name="P13" draw:layer="layout" svg:width="1.473cm" svg:height="0.728cm" svg:x="4.036cm" svg:y="18.676cm" svg:viewBox="0 0 1474 729" draw:points="1097,729 0,186 377,0 1474,543">
                    <text:p/>
                  </draw:polygon>
                  <draw:polygon draw:style-name="gr38" draw:text-style-name="P17" draw:layer="layout" svg:width="0.993cm" svg:height="0.491cm" svg:x="4.139cm" svg:y="18.727cm" svg:viewBox="0 0 994 492" draw:points="0,136 274,0 994,356 720,492">
                    <text:p/>
                  </draw:polygon>
                  <draw:polygon draw:style-name="gr39" draw:text-style-name="P17" draw:layer="layout" svg:width="0.479cm" svg:height="0.236cm" svg:x="4.927cm" svg:y="19.117cm" svg:viewBox="0 0 480 237" draw:points="0,136 274,0 480,102 206,237">
                    <text:p/>
                  </draw:polygon>
                  <draw:polygon draw:style-name="gr40" draw:text-style-name="P14" draw:layer="layout" svg:width="0.376cm" svg:height="0.253cm" svg:x="5.133cm" svg:y="19.219cm" svg:viewBox="0 0 377 254" draw:points="0,254 0,186 377,0 377,68">
                    <text:p/>
                  </draw:polygon>
                  <draw:line draw:style-name="gr41" draw:text-style-name="P15" draw:layer="layout" svg:x1="4.207cm" svg:y1="18.829cm" svg:x2="4.927cm" svg:y2="19.185cm">
                    <text:p/>
                  </draw:line>
                  <draw:line draw:style-name="gr42" draw:text-style-name="P15" draw:layer="layout" svg:x1="4.276cm" svg:y1="18.795cm" svg:x2="4.996cm" svg:y2="19.151cm">
                    <text:p/>
                  </draw:line>
                  <draw:line draw:style-name="gr43" draw:text-style-name="P15" draw:layer="layout" svg:x1="4.345cm" svg:y1="18.761cm" svg:x2="5.065cm" svg:y2="19.117cm">
                    <text:p/>
                  </draw:line>
                  <draw:line draw:style-name="gr44" draw:text-style-name="P15" draw:layer="layout" svg:x1="4.996cm" svg:y1="19.083cm" svg:x2="5.065cm" svg:y2="19.049cm">
                    <text:p/>
                  </draw:line>
                  <draw:line draw:style-name="gr45" draw:text-style-name="P15" draw:layer="layout" svg:x1="4.927cm" svg:y1="19.049cm" svg:x2="4.996cm" svg:y2="19.015cm">
                    <text:p/>
                  </draw:line>
                  <draw:line draw:style-name="gr46" draw:text-style-name="P15" draw:layer="layout" svg:x1="4.859cm" svg:y1="19.016cm" svg:x2="4.928cm" svg:y2="18.982cm">
                    <text:p/>
                  </draw:line>
                  <draw:line draw:style-name="gr47" draw:text-style-name="P15" draw:layer="layout" svg:x1="4.893cm" svg:y1="19.1cm" svg:x2="4.962cm" svg:y2="19.066cm">
                    <text:p/>
                  </draw:line>
                  <draw:line draw:style-name="gr48" draw:text-style-name="P15" draw:layer="layout" svg:x1="4.825cm" svg:y1="19.067cm" svg:x2="4.894cm" svg:y2="19.033cm">
                    <text:p/>
                  </draw:line>
                  <draw:line draw:style-name="gr49" draw:text-style-name="P15" draw:layer="layout" svg:x1="4.756cm" svg:y1="19.033cm" svg:x2="4.825cm" svg:y2="18.999cm">
                    <text:p/>
                  </draw:line>
                  <draw:line draw:style-name="gr50" draw:text-style-name="P15" draw:layer="layout" svg:x1="4.79cm" svg:y1="18.982cm" svg:x2="4.859cm" svg:y2="18.948cm">
                    <text:p/>
                  </draw:line>
                  <draw:line draw:style-name="gr51" draw:text-style-name="P15" draw:layer="layout" svg:x1="4.687cm" svg:y1="18.999cm" svg:x2="4.756cm" svg:y2="18.965cm">
                    <text:p/>
                  </draw:line>
                  <draw:line draw:style-name="gr52" draw:text-style-name="P15" draw:layer="layout" svg:x1="4.722cm" svg:y1="18.948cm" svg:x2="4.791cm" svg:y2="18.914cm">
                    <text:p/>
                  </draw:line>
                  <draw:line draw:style-name="gr53" draw:text-style-name="P15" draw:layer="layout" svg:x1="4.653cm" svg:y1="18.914cm" svg:x2="4.722cm" svg:y2="18.88cm">
                    <text:p/>
                  </draw:line>
                  <draw:line draw:style-name="gr54" draw:text-style-name="P15" draw:layer="layout" svg:x1="4.585cm" svg:y1="18.88cm" svg:x2="4.654cm" svg:y2="18.846cm">
                    <text:p/>
                  </draw:line>
                  <draw:line draw:style-name="gr55" draw:text-style-name="P15" draw:layer="layout" svg:x1="4.619cm" svg:y1="18.965cm" svg:x2="4.688cm" svg:y2="18.931cm">
                    <text:p/>
                  </draw:line>
                  <draw:line draw:style-name="gr56" draw:text-style-name="P15" draw:layer="layout" svg:x1="4.55cm" svg:y1="18.931cm" svg:x2="4.619cm" svg:y2="18.897cm">
                    <text:p/>
                  </draw:line>
                  <draw:line draw:style-name="gr57" draw:text-style-name="P15" draw:layer="layout" svg:x1="4.482cm" svg:y1="18.897cm" svg:x2="4.551cm" svg:y2="18.863cm">
                    <text:p/>
                  </draw:line>
                  <draw:line draw:style-name="gr58" draw:text-style-name="P15" draw:layer="layout" svg:x1="4.516cm" svg:y1="18.846cm" svg:x2="4.585cm" svg:y2="18.812cm">
                    <text:p/>
                  </draw:line>
                  <draw:line draw:style-name="gr59" draw:text-style-name="P15" draw:layer="layout" svg:x1="4.413cm" svg:y1="18.863cm" svg:x2="4.482cm" svg:y2="18.829cm">
                    <text:p/>
                  </draw:line>
                  <draw:line draw:style-name="gr60" draw:text-style-name="P15" draw:layer="layout" svg:x1="4.447cm" svg:y1="18.812cm" svg:x2="4.516cm" svg:y2="18.778cm">
                    <text:p/>
                  </draw:line>
                  <draw:line draw:style-name="gr61" draw:text-style-name="P15" draw:layer="layout" svg:x1="4.379cm" svg:y1="18.778cm" svg:x2="4.448cm" svg:y2="18.744cm">
                    <text:p/>
                  </draw:line>
                  <draw:line draw:style-name="gr62" draw:text-style-name="P15" draw:layer="layout" svg:x1="4.345cm" svg:y1="18.829cm" svg:x2="4.414cm" svg:y2="18.795cm">
                    <text:p/>
                  </draw:line>
                  <draw:line draw:style-name="gr63" draw:text-style-name="P15" draw:layer="layout" svg:x1="4.79cm" svg:y1="19.117cm" svg:x2="4.859cm" svg:y2="19.083cm">
                    <text:p/>
                  </draw:line>
                  <draw:line draw:style-name="gr64" draw:text-style-name="P15" draw:layer="layout" svg:x1="4.722cm" svg:y1="19.083cm" svg:x2="4.791cm" svg:y2="19.049cm">
                    <text:p/>
                  </draw:line>
                  <draw:line draw:style-name="gr65" draw:text-style-name="P15" draw:layer="layout" svg:x1="4.653cm" svg:y1="19.049cm" svg:x2="4.722cm" svg:y2="19.015cm">
                    <text:p/>
                  </draw:line>
                  <draw:line draw:style-name="gr66" draw:text-style-name="P15" draw:layer="layout" svg:x1="4.619cm" svg:y1="19.1cm" svg:x2="4.688cm" svg:y2="19.066cm">
                    <text:p/>
                  </draw:line>
                  <draw:line draw:style-name="gr67" draw:text-style-name="P15" draw:layer="layout" svg:x1="4.55cm" svg:y1="19.067cm" svg:x2="4.619cm" svg:y2="19.033cm">
                    <text:p/>
                  </draw:line>
                  <draw:line draw:style-name="gr68" draw:text-style-name="P15" draw:layer="layout" svg:x1="4.585cm" svg:y1="19.016cm" svg:x2="4.654cm" svg:y2="18.982cm">
                    <text:p/>
                  </draw:line>
                  <draw:line draw:style-name="gr69" draw:text-style-name="P15" draw:layer="layout" svg:x1="4.516cm" svg:y1="18.982cm" svg:x2="4.585cm" svg:y2="18.948cm">
                    <text:p/>
                  </draw:line>
                  <draw:line draw:style-name="gr70" draw:text-style-name="P15" draw:layer="layout" svg:x1="4.447cm" svg:y1="18.948cm" svg:x2="4.516cm" svg:y2="18.914cm">
                    <text:p/>
                  </draw:line>
                  <draw:line draw:style-name="gr71" draw:text-style-name="P15" draw:layer="layout" svg:x1="4.379cm" svg:y1="18.914cm" svg:x2="4.448cm" svg:y2="18.88cm">
                    <text:p/>
                  </draw:line>
                  <draw:line draw:style-name="gr72" draw:text-style-name="P15" draw:layer="layout" svg:x1="4.276cm" svg:y1="18.931cm" svg:x2="4.345cm" svg:y2="18.897cm">
                    <text:p/>
                  </draw:line>
                  <draw:line draw:style-name="gr73" draw:text-style-name="P15" draw:layer="layout" svg:x1="4.31cm" svg:y1="18.88cm" svg:x2="4.379cm" svg:y2="18.846cm">
                    <text:p/>
                  </draw:line>
                  <draw:line draw:style-name="gr74" draw:text-style-name="P15" draw:layer="layout" svg:x1="4.207cm" svg:y1="18.897cm" svg:x2="4.276cm" svg:y2="18.863cm">
                    <text:p/>
                  </draw:line>
                  <draw:line draw:style-name="gr75" draw:text-style-name="P15" draw:layer="layout" svg:x1="4.756cm" svg:y1="19.168cm" svg:x2="4.825cm" svg:y2="19.134cm">
                    <text:p/>
                  </draw:line>
                  <draw:line draw:style-name="gr76" draw:text-style-name="P15" draw:layer="layout" svg:x1="4.687cm" svg:y1="19.134cm" svg:x2="4.756cm" svg:y2="19.1cm">
                    <text:p/>
                  </draw:line>
                  <draw:line draw:style-name="gr77" draw:text-style-name="P15" draw:layer="layout" svg:x1="4.996cm" svg:y1="19.287cm" svg:x2="5.27cm" svg:y2="19.151cm">
                    <text:p/>
                  </draw:line>
                  <draw:line draw:style-name="gr78" draw:text-style-name="P15" draw:layer="layout" svg:x1="5.065cm" svg:y1="19.321cm" svg:x2="5.339cm" svg:y2="19.185cm">
                    <text:p/>
                  </draw:line>
                  <draw:line draw:style-name="gr79" draw:text-style-name="P15" draw:layer="layout" svg:x1="5.133cm" svg:y1="19.151cm" svg:x2="5.339cm" svg:y2="19.253cm">
                    <text:p/>
                  </draw:line>
                  <draw:line draw:style-name="gr80" draw:text-style-name="P15" draw:layer="layout" svg:x1="5.065cm" svg:y1="19.185cm" svg:x2="5.271cm" svg:y2="19.287cm">
                    <text:p/>
                  </draw:line>
                  <draw:line draw:style-name="gr81" draw:text-style-name="P15" draw:layer="layout" svg:x1="4.996cm" svg:y1="19.219cm" svg:x2="5.133cm" svg:y2="19.287cm">
                    <text:p/>
                  </draw:line>
                  <draw:polygon draw:style-name="gr82" draw:text-style-name="P12" draw:layer="layout" svg:width="1.096cm" svg:height="0.609cm" svg:x="4.036cm" svg:y="18.863cm" svg:viewBox="0 0 1097 610" draw:points="0,68 0,0 1097,543 1097,610">
                    <text:p/>
                  </draw:polygon>
                  <draw:polygon draw:style-name="gr83" draw:text-style-name="P10" draw:layer="layout" svg:width="1.473cm" svg:height="0.796cm" svg:x="4.036cm" svg:y="18.676cm" svg:viewBox="0 0 1474 797" draw:points="377,0 1474,543 1474,610 1097,797 0,254 0,186">
                    <text:p/>
                  </draw:polygon>
                </draw:g>
              </draw:g>
            </draw:g>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84" draw:text-style-name="P2" draw:layer="layout" svg:width="0.375cm" svg:height="0.202cm" svg:x="10.574cm" svg:y="19.439cm" svg:viewBox="0 0 376 203" svg:d="M0 203c94 0 376-67 376-118s-9-85-103-85c0 51-275 51-273 203z">
                  <text:p/>
                </draw:path>
                <draw:g>
                  <draw:polygon draw:style-name="gr85" draw:text-style-name="P12" draw:layer="layout" svg:width="0.17cm" svg:height="0.169cm" svg:x="10.436cm" svg:y="19.473cm" svg:viewBox="0 0 171 170" draw:points="0,102 34,0 171,68 137,170">
                    <text:p/>
                  </draw:polygon>
                  <draw:polygon draw:style-name="gr86" draw:text-style-name="P13" draw:layer="layout" svg:width="0.376cm" svg:height="0.185cm" svg:x="10.47cm" svg:y="19.355cm" svg:viewBox="0 0 377 186" draw:points="0,119 69,68 171,17 240,0 377,68 309,85 206,136 137,186">
                    <text:p/>
                  </draw:polygon>
                  <draw:path draw:style-name="gr87" draw:text-style-name="P14" draw:layer="layout" svg:width="0.308cm" svg:height="0.219cm" svg:x="10.573cm" svg:y="19.422cm" svg:viewBox="0 0 309 220" svg:d="M309 68c0-102-69-68-138-34-68 34-137 34-171 186 0 0 137-67 309-152z">
                    <text:p/>
                  </draw:path>
                  <draw:path draw:style-name="gr88" draw:text-style-name="P10" draw:layer="layout" svg:width="0.445cm" svg:height="0.287cm" svg:x="10.436cm" svg:y="19.355cm" svg:viewBox="0 0 446 288" svg:d="M274 0c-68 17-68 17-137 51-34 17-103 34-137 169 69 34 69 34 137 68 39-15 240-118 309-152 0-85-69-85-172-136z">
                    <text:p/>
                  </draw:path>
                </draw:g>
              </draw:g>
              <draw:g>
                <draw:path draw:style-name="gr89" draw:text-style-name="P2" draw:layer="layout" svg:width="0.616cm" svg:height="0.406cm" svg:x="10.264cm" svg:y="18.626cm" svg:viewBox="0 0 617 407" svg:d="M2 407c94 0 615-17 615-170 0-152-179-237-273-237 0 51-376 34-342 407z">
                  <text:p/>
                </draw:path>
                <draw:g>
                  <draw:polygon draw:style-name="gr90" draw:text-style-name="P12" draw:layer="layout" svg:width="0.342cm" svg:height="0.236cm" svg:x="9.921cm" svg:y="18.795cm" svg:viewBox="0 0 343 237" draw:points="0,68 0,0 343,170 343,237">
                    <text:p/>
                  </draw:polygon>
                  <draw:polygon draw:style-name="gr91" draw:text-style-name="P12" draw:layer="layout" svg:width="0.342cm" svg:height="0.287cm" svg:x="10.196cm" svg:y="18.541cm" svg:viewBox="0 0 343 288" draw:points="0,119 0,0 343,170 343,288">
                    <text:p/>
                  </draw:polygon>
                  <draw:polygon draw:style-name="gr92" draw:text-style-name="P13" draw:layer="layout" svg:width="0.616cm" svg:height="0.304cm" svg:x="9.921cm" svg:y="18.66cm" svg:viewBox="0 0 617 305" draw:points="0,136 274,0 617,170 343,305">
                    <text:p/>
                  </draw:polygon>
                  <draw:line draw:style-name="gr93" draw:text-style-name="P15" draw:layer="layout" svg:x1="10.196cm" svg:y1="18.66cm" svg:x2="10.539cm" svg:y2="18.83cm">
                    <text:p/>
                  </draw:line>
                  <draw:polygon draw:style-name="gr94" draw:text-style-name="P14" draw:layer="layout" svg:width="0.342cm" svg:height="0.287cm" svg:x="10.264cm" svg:y="18.744cm" svg:viewBox="0 0 343 288" draw:points="0,288 0,220 274,85 274,0 343,34 343,119">
                    <text:p/>
                  </draw:polygon>
                  <draw:polygon draw:style-name="gr95" draw:text-style-name="P12" draw:layer="layout" svg:width="1.096cm" svg:height="1.287cm" svg:x="9.544cm" svg:y="17.507cm" svg:viewBox="0 0 1097 1288" draw:points="0,746 0,0 1097,543 1097,1288">
                    <text:p/>
                  </draw:polygon>
                  <draw:polygon draw:style-name="gr96" draw:text-style-name="P16" draw:layer="layout" svg:width="1.028cm" svg:height="1.186cm" svg:x="9.579cm" svg:y="17.558cm" svg:viewBox="0 0 1029 1187" draw:points="0,678 0,0 1029,509 1029,1187">
                    <text:p/>
                  </draw:polygon>
                  <draw:polygon draw:style-name="gr97" draw:text-style-name="P13" draw:layer="layout" svg:width="1.165cm" svg:height="0.575cm" svg:x="9.544cm" svg:y="17.473cm" svg:viewBox="0 0 1166 576" draw:points="1097,576 0,34 69,0 1166,543">
                    <text:p/>
                  </draw:polygon>
                  <draw:polygon draw:style-name="gr98" draw:text-style-name="P14" draw:layer="layout" svg:width="0.068cm" svg:height="0.779cm" svg:x="10.642cm" svg:y="18.016cm" svg:viewBox="0 0 69 780" draw:points="0,780 0,34 69,0 69,746">
                    <text:p/>
                  </draw:polygon>
                  <draw:polygon draw:style-name="gr99" draw:text-style-name="P10" draw:layer="layout" svg:width="1.165cm" svg:height="1.559cm" svg:x="9.544cm" svg:y="17.473cm" svg:viewBox="0 0 1166 1560" draw:points="69,0 1166,543 1166,1288 1097,1322 1063,1305 1063,1390 720,1560 377,1390 377,1322 651,1187 651,1102 0,780 0,34">
                    <text:p/>
                  </draw:polygon>
                </draw:g>
              </draw:g>
              <draw:g>
                <draw:path draw:style-name="gr100" draw:text-style-name="P2" draw:layer="layout" svg:width="0.446cm" svg:height="0.202cm" svg:x="10.126cm" svg:y="19.253cm" svg:viewBox="0 0 447 203" svg:d="M2 203c95 0 445-84 445-135s-9-68-103-68c0 51-377 34-342 203z">
                  <text:p/>
                </draw:path>
                <draw:g>
                  <draw:polygon draw:style-name="gr101" draw:text-style-name="P13" draw:layer="layout" svg:width="1.473cm" svg:height="0.728cm" svg:x="9.03cm" svg:y="18.676cm" svg:viewBox="0 0 1474 729" draw:points="1097,729 0,186 377,0 1474,543">
                    <text:p/>
                  </draw:polygon>
                  <draw:polygon draw:style-name="gr102" draw:text-style-name="P17" draw:layer="layout" svg:width="0.993cm" svg:height="0.491cm" svg:x="9.133cm" svg:y="18.727cm" svg:viewBox="0 0 994 492" draw:points="0,136 274,0 994,356 720,492">
                    <text:p/>
                  </draw:polygon>
                  <draw:polygon draw:style-name="gr103" draw:text-style-name="P17" draw:layer="layout" svg:width="0.479cm" svg:height="0.236cm" svg:x="9.921cm" svg:y="19.117cm" svg:viewBox="0 0 480 237" draw:points="0,136 274,0 480,102 206,237">
                    <text:p/>
                  </draw:polygon>
                  <draw:polygon draw:style-name="gr104" draw:text-style-name="P14" draw:layer="layout" svg:width="0.376cm" svg:height="0.253cm" svg:x="10.127cm" svg:y="19.219cm" svg:viewBox="0 0 377 254" draw:points="0,254 0,186 377,0 377,68">
                    <text:p/>
                  </draw:polygon>
                  <draw:line draw:style-name="gr105" draw:text-style-name="P15" draw:layer="layout" svg:x1="9.201cm" svg:y1="18.829cm" svg:x2="9.921cm" svg:y2="19.185cm">
                    <text:p/>
                  </draw:line>
                  <draw:line draw:style-name="gr106" draw:text-style-name="P15" draw:layer="layout" svg:x1="9.27cm" svg:y1="18.795cm" svg:x2="9.99cm" svg:y2="19.151cm">
                    <text:p/>
                  </draw:line>
                  <draw:line draw:style-name="gr107" draw:text-style-name="P15" draw:layer="layout" svg:x1="9.339cm" svg:y1="18.761cm" svg:x2="10.059cm" svg:y2="19.117cm">
                    <text:p/>
                  </draw:line>
                  <draw:line draw:style-name="gr108" draw:text-style-name="P15" draw:layer="layout" svg:x1="9.99cm" svg:y1="19.083cm" svg:x2="10.059cm" svg:y2="19.049cm">
                    <text:p/>
                  </draw:line>
                  <draw:line draw:style-name="gr109" draw:text-style-name="P15" draw:layer="layout" svg:x1="9.921cm" svg:y1="19.049cm" svg:x2="9.99cm" svg:y2="19.015cm">
                    <text:p/>
                  </draw:line>
                  <draw:line draw:style-name="gr110" draw:text-style-name="P15" draw:layer="layout" svg:x1="9.853cm" svg:y1="19.016cm" svg:x2="9.922cm" svg:y2="18.982cm">
                    <text:p/>
                  </draw:line>
                  <draw:line draw:style-name="gr111" draw:text-style-name="P15" draw:layer="layout" svg:x1="9.887cm" svg:y1="19.1cm" svg:x2="9.956cm" svg:y2="19.066cm">
                    <text:p/>
                  </draw:line>
                  <draw:line draw:style-name="gr112" draw:text-style-name="P15" draw:layer="layout" svg:x1="9.819cm" svg:y1="19.067cm" svg:x2="9.888cm" svg:y2="19.033cm">
                    <text:p/>
                  </draw:line>
                  <draw:line draw:style-name="gr113" draw:text-style-name="P15" draw:layer="layout" svg:x1="9.75cm" svg:y1="19.033cm" svg:x2="9.819cm" svg:y2="18.999cm">
                    <text:p/>
                  </draw:line>
                  <draw:line draw:style-name="gr114" draw:text-style-name="P15" draw:layer="layout" svg:x1="9.784cm" svg:y1="18.982cm" svg:x2="9.853cm" svg:y2="18.948cm">
                    <text:p/>
                  </draw:line>
                  <draw:line draw:style-name="gr115" draw:text-style-name="P15" draw:layer="layout" svg:x1="9.681cm" svg:y1="18.999cm" svg:x2="9.75cm" svg:y2="18.965cm">
                    <text:p/>
                  </draw:line>
                  <draw:line draw:style-name="gr116" draw:text-style-name="P15" draw:layer="layout" svg:x1="9.716cm" svg:y1="18.948cm" svg:x2="9.785cm" svg:y2="18.914cm">
                    <text:p/>
                  </draw:line>
                  <draw:line draw:style-name="gr117" draw:text-style-name="P15" draw:layer="layout" svg:x1="9.647cm" svg:y1="18.914cm" svg:x2="9.716cm" svg:y2="18.88cm">
                    <text:p/>
                  </draw:line>
                  <draw:line draw:style-name="gr118" draw:text-style-name="P15" draw:layer="layout" svg:x1="9.579cm" svg:y1="18.88cm" svg:x2="9.648cm" svg:y2="18.846cm">
                    <text:p/>
                  </draw:line>
                  <draw:line draw:style-name="gr119" draw:text-style-name="P15" draw:layer="layout" svg:x1="9.613cm" svg:y1="18.965cm" svg:x2="9.682cm" svg:y2="18.931cm">
                    <text:p/>
                  </draw:line>
                  <draw:line draw:style-name="gr120" draw:text-style-name="P15" draw:layer="layout" svg:x1="9.544cm" svg:y1="18.931cm" svg:x2="9.613cm" svg:y2="18.897cm">
                    <text:p/>
                  </draw:line>
                  <draw:line draw:style-name="gr121" draw:text-style-name="P15" draw:layer="layout" svg:x1="9.476cm" svg:y1="18.897cm" svg:x2="9.545cm" svg:y2="18.863cm">
                    <text:p/>
                  </draw:line>
                  <draw:line draw:style-name="gr122" draw:text-style-name="P15" draw:layer="layout" svg:x1="9.51cm" svg:y1="18.846cm" svg:x2="9.579cm" svg:y2="18.812cm">
                    <text:p/>
                  </draw:line>
                  <draw:line draw:style-name="gr123" draw:text-style-name="P15" draw:layer="layout" svg:x1="9.407cm" svg:y1="18.863cm" svg:x2="9.476cm" svg:y2="18.829cm">
                    <text:p/>
                  </draw:line>
                  <draw:line draw:style-name="gr124" draw:text-style-name="P15" draw:layer="layout" svg:x1="9.441cm" svg:y1="18.812cm" svg:x2="9.51cm" svg:y2="18.778cm">
                    <text:p/>
                  </draw:line>
                  <draw:line draw:style-name="gr125" draw:text-style-name="P15" draw:layer="layout" svg:x1="9.373cm" svg:y1="18.778cm" svg:x2="9.442cm" svg:y2="18.744cm">
                    <text:p/>
                  </draw:line>
                  <draw:line draw:style-name="gr126" draw:text-style-name="P15" draw:layer="layout" svg:x1="9.339cm" svg:y1="18.829cm" svg:x2="9.408cm" svg:y2="18.795cm">
                    <text:p/>
                  </draw:line>
                  <draw:line draw:style-name="gr127" draw:text-style-name="P15" draw:layer="layout" svg:x1="9.784cm" svg:y1="19.117cm" svg:x2="9.853cm" svg:y2="19.083cm">
                    <text:p/>
                  </draw:line>
                  <draw:line draw:style-name="gr128" draw:text-style-name="P15" draw:layer="layout" svg:x1="9.716cm" svg:y1="19.083cm" svg:x2="9.785cm" svg:y2="19.049cm">
                    <text:p/>
                  </draw:line>
                  <draw:line draw:style-name="gr129" draw:text-style-name="P15" draw:layer="layout" svg:x1="9.647cm" svg:y1="19.049cm" svg:x2="9.716cm" svg:y2="19.015cm">
                    <text:p/>
                  </draw:line>
                  <draw:line draw:style-name="gr130" draw:text-style-name="P15" draw:layer="layout" svg:x1="9.613cm" svg:y1="19.1cm" svg:x2="9.682cm" svg:y2="19.066cm">
                    <text:p/>
                  </draw:line>
                  <draw:line draw:style-name="gr131" draw:text-style-name="P15" draw:layer="layout" svg:x1="9.544cm" svg:y1="19.067cm" svg:x2="9.613cm" svg:y2="19.033cm">
                    <text:p/>
                  </draw:line>
                  <draw:line draw:style-name="gr132" draw:text-style-name="P15" draw:layer="layout" svg:x1="9.579cm" svg:y1="19.016cm" svg:x2="9.648cm" svg:y2="18.982cm">
                    <text:p/>
                  </draw:line>
                  <draw:line draw:style-name="gr133" draw:text-style-name="P15" draw:layer="layout" svg:x1="9.51cm" svg:y1="18.982cm" svg:x2="9.579cm" svg:y2="18.948cm">
                    <text:p/>
                  </draw:line>
                  <draw:line draw:style-name="gr134" draw:text-style-name="P15" draw:layer="layout" svg:x1="9.441cm" svg:y1="18.948cm" svg:x2="9.51cm" svg:y2="18.914cm">
                    <text:p/>
                  </draw:line>
                  <draw:line draw:style-name="gr135" draw:text-style-name="P15" draw:layer="layout" svg:x1="9.373cm" svg:y1="18.914cm" svg:x2="9.442cm" svg:y2="18.88cm">
                    <text:p/>
                  </draw:line>
                  <draw:line draw:style-name="gr136" draw:text-style-name="P15" draw:layer="layout" svg:x1="9.27cm" svg:y1="18.931cm" svg:x2="9.339cm" svg:y2="18.897cm">
                    <text:p/>
                  </draw:line>
                  <draw:line draw:style-name="gr137" draw:text-style-name="P15" draw:layer="layout" svg:x1="9.304cm" svg:y1="18.88cm" svg:x2="9.373cm" svg:y2="18.846cm">
                    <text:p/>
                  </draw:line>
                  <draw:line draw:style-name="gr138" draw:text-style-name="P15" draw:layer="layout" svg:x1="9.201cm" svg:y1="18.897cm" svg:x2="9.27cm" svg:y2="18.863cm">
                    <text:p/>
                  </draw:line>
                  <draw:line draw:style-name="gr139" draw:text-style-name="P15" draw:layer="layout" svg:x1="9.75cm" svg:y1="19.168cm" svg:x2="9.819cm" svg:y2="19.134cm">
                    <text:p/>
                  </draw:line>
                  <draw:line draw:style-name="gr140" draw:text-style-name="P15" draw:layer="layout" svg:x1="9.681cm" svg:y1="19.134cm" svg:x2="9.75cm" svg:y2="19.1cm">
                    <text:p/>
                  </draw:line>
                  <draw:line draw:style-name="gr141" draw:text-style-name="P15" draw:layer="layout" svg:x1="9.99cm" svg:y1="19.287cm" svg:x2="10.264cm" svg:y2="19.151cm">
                    <text:p/>
                  </draw:line>
                  <draw:line draw:style-name="gr142" draw:text-style-name="P15" draw:layer="layout" svg:x1="10.059cm" svg:y1="19.321cm" svg:x2="10.333cm" svg:y2="19.185cm">
                    <text:p/>
                  </draw:line>
                  <draw:line draw:style-name="gr143" draw:text-style-name="P15" draw:layer="layout" svg:x1="10.127cm" svg:y1="19.151cm" svg:x2="10.333cm" svg:y2="19.253cm">
                    <text:p/>
                  </draw:line>
                  <draw:line draw:style-name="gr144" draw:text-style-name="P15" draw:layer="layout" svg:x1="10.059cm" svg:y1="19.185cm" svg:x2="10.265cm" svg:y2="19.287cm">
                    <text:p/>
                  </draw:line>
                  <draw:line draw:style-name="gr145" draw:text-style-name="P15" draw:layer="layout" svg:x1="9.99cm" svg:y1="19.219cm" svg:x2="10.127cm" svg:y2="19.287cm">
                    <text:p/>
                  </draw:line>
                  <draw:polygon draw:style-name="gr146" draw:text-style-name="P12" draw:layer="layout" svg:width="1.096cm" svg:height="0.609cm" svg:x="9.03cm" svg:y="18.863cm" svg:viewBox="0 0 1097 610" draw:points="0,68 0,0 1097,543 1097,610">
                    <text:p/>
                  </draw:polygon>
                  <draw:polygon draw:style-name="gr147" draw:text-style-name="P10" draw:layer="layout" svg:width="1.473cm" svg:height="0.796cm" svg:x="9.03cm" svg:y="18.676cm" svg:viewBox="0 0 1474 797" draw:points="377,0 1474,543 1474,610 1097,797 0,254 0,186">
                    <text:p/>
                  </draw:polygon>
                </draw:g>
              </draw:g>
            </draw:g>
            <draw:g>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148" draw:text-style-name="P2" draw:layer="layout" svg:width="1.851cm" svg:height="1.189cm" svg:x="21.602cm" svg:y="14.523cm" svg:viewBox="0 0 1852 1190" svg:d="M0 1190c475 0 1698-560 1819-770s-121-420-242-420c0 300-1577 690-1577 1190z">
                <text:p/>
              </draw:path>
              <draw:g>
                <draw:polygon draw:style-name="gr149" draw:text-style-name="P7" draw:layer="layout" svg:width="1.697cm" svg:height="1.819cm" svg:x="19.816cm" svg:y="13.963cm" svg:viewBox="0 0 1698 1820" draw:points="0,840 0,0 1698,980 1698,1820">
                  <text:p/>
                </draw:polygon>
                <draw:polygon draw:style-name="gr150" draw:text-style-name="P8" draw:layer="layout" svg:width="1.696cm" svg:height="1.819cm" svg:x="21.514cm" svg:y="13.963cm" svg:viewBox="0 0 1697 1820" draw:points="0,1820 0,980 1697,0 1697,840">
                  <text:p/>
                </draw:polygon>
                <draw:polygon draw:style-name="gr151" draw:text-style-name="P9" draw:layer="layout" svg:width="3.394cm" svg:height="1.959cm" svg:x="19.816cm" svg:y="12.983cm" svg:viewBox="0 0 3395 1960" draw:points="1698,1960 0,980 1698,0 3395,980">
                  <text:p/>
                </draw:polygon>
                <draw:polygon draw:style-name="gr152" draw:text-style-name="P10" draw:layer="layout" svg:width="3.394cm" svg:height="2.799cm" svg:x="19.816cm" svg:y="12.983cm" svg:viewBox="0 0 3395 2800" draw:points="0,1820 0,980 1698,0 3395,980 3395,1820 1698,2800">
                  <text:p/>
                </draw:polygon>
                <draw:polygon draw:style-name="gr153" draw:text-style-name="P5" draw:layer="layout" svg:width="0.848cm" svg:height="0.489cm" svg:x="20.301cm" svg:y="13.893cm" svg:viewBox="0 0 849 490" draw:points="121,140 728,490 849,420 242,70 363,0 0,0 0,210">
                  <text:p/>
                </draw:polygon>
                <draw:polygon draw:style-name="gr154" draw:text-style-name="P5" draw:layer="layout" svg:width="0.847cm" svg:height="0.489cm" svg:x="21.15cm" svg:y="13.963cm" svg:viewBox="0 0 848 490" draw:points="605,420 484,490 848,490 848,280 727,350 121,0 0,70">
                  <text:p/>
                </draw:polygon>
                <draw:polygon draw:style-name="gr155" draw:text-style-name="P5" draw:layer="layout" svg:width="0.847cm" svg:height="0.489cm" svg:x="21.029cm" svg:y="13.473cm" svg:viewBox="0 0 848 490" draw:points="121,140 727,490 848,420 242,70 363,0 0,0 0,210">
                  <text:p/>
                </draw:polygon>
                <draw:polygon draw:style-name="gr156" draw:text-style-name="P5" draw:layer="layout" svg:width="0.847cm" svg:height="0.489cm" svg:x="21.878cm" svg:y="13.543cm" svg:viewBox="0 0 848 490" draw:points="605,420 484,490 848,490 848,280 727,350 121,0 0,70">
                  <text:p/>
                </draw:polygon>
              </draw:g>
            </draw:g>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157" draw:text-style-name="P2" draw:layer="layout" svg:width="0.375cm" svg:height="0.202cm" svg:x="19.381cm" svg:y="19.418cm" svg:viewBox="0 0 376 203" svg:d="M0 203c94 0 376-67 376-118s-9-85-103-85c0 51-275 51-273 203z">
                  <text:p/>
                </draw:path>
                <draw:g>
                  <draw:polygon draw:style-name="gr158" draw:text-style-name="P12" draw:layer="layout" svg:width="0.17cm" svg:height="0.169cm" svg:x="19.243cm" svg:y="19.452cm" svg:viewBox="0 0 171 170" draw:points="0,102 34,0 171,68 137,170">
                    <text:p/>
                  </draw:polygon>
                  <draw:polygon draw:style-name="gr159" draw:text-style-name="P13" draw:layer="layout" svg:width="0.376cm" svg:height="0.185cm" svg:x="19.277cm" svg:y="19.334cm" svg:viewBox="0 0 377 186" draw:points="0,119 69,68 171,17 240,0 377,68 309,85 206,136 137,186">
                    <text:p/>
                  </draw:polygon>
                  <draw:path draw:style-name="gr160" draw:text-style-name="P14" draw:layer="layout" svg:width="0.308cm" svg:height="0.219cm" svg:x="19.38cm" svg:y="19.401cm" svg:viewBox="0 0 309 220" svg:d="M309 68c0-102-69-68-138-34-68 34-137 34-171 186 0 0 137-67 309-152z">
                    <text:p/>
                  </draw:path>
                  <draw:path draw:style-name="gr161" draw:text-style-name="P10" draw:layer="layout" svg:width="0.445cm" svg:height="0.287cm" svg:x="19.243cm" svg:y="19.334cm" svg:viewBox="0 0 446 288" svg:d="M274 0c-68 17-68 17-137 51-34 17-103 34-137 169 69 34 69 34 137 68 39-15 240-118 309-152 0-85-69-85-172-136z">
                    <text:p/>
                  </draw:path>
                </draw:g>
              </draw:g>
              <draw:g>
                <draw:path draw:style-name="gr162" draw:text-style-name="P2" draw:layer="layout" svg:width="0.616cm" svg:height="0.406cm" svg:x="19.071cm" svg:y="18.605cm" svg:viewBox="0 0 617 407" svg:d="M2 407c94 0 615-17 615-170 0-152-179-237-273-237 0 51-376 34-342 407z">
                  <text:p/>
                </draw:path>
                <draw:g>
                  <draw:polygon draw:style-name="gr163" draw:text-style-name="P12" draw:layer="layout" svg:width="0.342cm" svg:height="0.236cm" svg:x="18.728cm" svg:y="18.774cm" svg:viewBox="0 0 343 237" draw:points="0,68 0,0 343,170 343,237">
                    <text:p/>
                  </draw:polygon>
                  <draw:polygon draw:style-name="gr164" draw:text-style-name="P12" draw:layer="layout" svg:width="0.342cm" svg:height="0.287cm" svg:x="19.003cm" svg:y="18.52cm" svg:viewBox="0 0 343 288" draw:points="0,119 0,0 343,170 343,288">
                    <text:p/>
                  </draw:polygon>
                  <draw:polygon draw:style-name="gr165" draw:text-style-name="P13" draw:layer="layout" svg:width="0.616cm" svg:height="0.304cm" svg:x="18.728cm" svg:y="18.639cm" svg:viewBox="0 0 617 305" draw:points="0,136 274,0 617,170 343,305">
                    <text:p/>
                  </draw:polygon>
                  <draw:line draw:style-name="gr166" draw:text-style-name="P15" draw:layer="layout" svg:x1="19.003cm" svg:y1="18.639cm" svg:x2="19.346cm" svg:y2="18.809cm">
                    <text:p/>
                  </draw:line>
                  <draw:polygon draw:style-name="gr167" draw:text-style-name="P14" draw:layer="layout" svg:width="0.342cm" svg:height="0.287cm" svg:x="19.071cm" svg:y="18.723cm" svg:viewBox="0 0 343 288" draw:points="0,288 0,220 274,85 274,0 343,34 343,119">
                    <text:p/>
                  </draw:polygon>
                  <draw:polygon draw:style-name="gr168" draw:text-style-name="P12" draw:layer="layout" svg:width="1.096cm" svg:height="1.287cm" svg:x="18.351cm" svg:y="17.486cm" svg:viewBox="0 0 1097 1288" draw:points="0,746 0,0 1097,543 1097,1288">
                    <text:p/>
                  </draw:polygon>
                  <draw:polygon draw:style-name="gr169" draw:text-style-name="P16" draw:layer="layout" svg:width="1.028cm" svg:height="1.186cm" svg:x="18.386cm" svg:y="17.537cm" svg:viewBox="0 0 1029 1187" draw:points="0,678 0,0 1029,509 1029,1187">
                    <text:p/>
                  </draw:polygon>
                  <draw:polygon draw:style-name="gr170" draw:text-style-name="P13" draw:layer="layout" svg:width="1.165cm" svg:height="0.575cm" svg:x="18.351cm" svg:y="17.452cm" svg:viewBox="0 0 1166 576" draw:points="1097,576 0,34 69,0 1166,543">
                    <text:p/>
                  </draw:polygon>
                  <draw:polygon draw:style-name="gr171" draw:text-style-name="P14" draw:layer="layout" svg:width="0.068cm" svg:height="0.779cm" svg:x="19.449cm" svg:y="17.995cm" svg:viewBox="0 0 69 780" draw:points="0,780 0,34 69,0 69,746">
                    <text:p/>
                  </draw:polygon>
                  <draw:polygon draw:style-name="gr172" draw:text-style-name="P10" draw:layer="layout" svg:width="1.165cm" svg:height="1.559cm" svg:x="18.351cm" svg:y="17.452cm" svg:viewBox="0 0 1166 1560" draw:points="69,0 1166,543 1166,1288 1097,1322 1063,1305 1063,1390 720,1560 377,1390 377,1322 651,1187 651,1102 0,780 0,34">
                    <text:p/>
                  </draw:polygon>
                </draw:g>
              </draw:g>
              <draw:g>
                <draw:path draw:style-name="gr173" draw:text-style-name="P2" draw:layer="layout" svg:width="0.446cm" svg:height="0.202cm" svg:x="18.933cm" svg:y="19.232cm" svg:viewBox="0 0 447 203" svg:d="M2 203c95 0 445-84 445-135s-9-68-103-68c0 51-377 34-342 203z">
                  <text:p/>
                </draw:path>
                <draw:g>
                  <draw:polygon draw:style-name="gr174" draw:text-style-name="P13" draw:layer="layout" svg:width="1.473cm" svg:height="0.728cm" svg:x="17.837cm" svg:y="18.655cm" svg:viewBox="0 0 1474 729" draw:points="1097,729 0,186 377,0 1474,543">
                    <text:p/>
                  </draw:polygon>
                  <draw:polygon draw:style-name="gr175" draw:text-style-name="P17" draw:layer="layout" svg:width="0.993cm" svg:height="0.491cm" svg:x="17.94cm" svg:y="18.706cm" svg:viewBox="0 0 994 492" draw:points="0,136 274,0 994,356 720,492">
                    <text:p/>
                  </draw:polygon>
                  <draw:polygon draw:style-name="gr176" draw:text-style-name="P17" draw:layer="layout" svg:width="0.479cm" svg:height="0.236cm" svg:x="18.728cm" svg:y="19.096cm" svg:viewBox="0 0 480 237" draw:points="0,136 274,0 480,102 206,237">
                    <text:p/>
                  </draw:polygon>
                  <draw:polygon draw:style-name="gr177" draw:text-style-name="P14" draw:layer="layout" svg:width="0.376cm" svg:height="0.253cm" svg:x="18.934cm" svg:y="19.198cm" svg:viewBox="0 0 377 254" draw:points="0,254 0,186 377,0 377,68">
                    <text:p/>
                  </draw:polygon>
                  <draw:line draw:style-name="gr178" draw:text-style-name="P15" draw:layer="layout" svg:x1="18.008cm" svg:y1="18.808cm" svg:x2="18.728cm" svg:y2="19.164cm">
                    <text:p/>
                  </draw:line>
                  <draw:line draw:style-name="gr179" draw:text-style-name="P15" draw:layer="layout" svg:x1="18.077cm" svg:y1="18.774cm" svg:x2="18.797cm" svg:y2="19.13cm">
                    <text:p/>
                  </draw:line>
                  <draw:line draw:style-name="gr180" draw:text-style-name="P15" draw:layer="layout" svg:x1="18.146cm" svg:y1="18.74cm" svg:x2="18.866cm" svg:y2="19.096cm">
                    <text:p/>
                  </draw:line>
                  <draw:line draw:style-name="gr181" draw:text-style-name="P15" draw:layer="layout" svg:x1="18.797cm" svg:y1="19.062cm" svg:x2="18.866cm" svg:y2="19.028cm">
                    <text:p/>
                  </draw:line>
                  <draw:line draw:style-name="gr182" draw:text-style-name="P15" draw:layer="layout" svg:x1="18.728cm" svg:y1="19.028cm" svg:x2="18.797cm" svg:y2="18.994cm">
                    <text:p/>
                  </draw:line>
                  <draw:line draw:style-name="gr183" draw:text-style-name="P15" draw:layer="layout" svg:x1="18.66cm" svg:y1="18.995cm" svg:x2="18.729cm" svg:y2="18.961cm">
                    <text:p/>
                  </draw:line>
                  <draw:line draw:style-name="gr184" draw:text-style-name="P15" draw:layer="layout" svg:x1="18.694cm" svg:y1="19.079cm" svg:x2="18.763cm" svg:y2="19.045cm">
                    <text:p/>
                  </draw:line>
                  <draw:line draw:style-name="gr185" draw:text-style-name="P15" draw:layer="layout" svg:x1="18.626cm" svg:y1="19.046cm" svg:x2="18.695cm" svg:y2="19.012cm">
                    <text:p/>
                  </draw:line>
                  <draw:line draw:style-name="gr186" draw:text-style-name="P15" draw:layer="layout" svg:x1="18.557cm" svg:y1="19.012cm" svg:x2="18.626cm" svg:y2="18.978cm">
                    <text:p/>
                  </draw:line>
                  <draw:line draw:style-name="gr187" draw:text-style-name="P15" draw:layer="layout" svg:x1="18.591cm" svg:y1="18.961cm" svg:x2="18.66cm" svg:y2="18.927cm">
                    <text:p/>
                  </draw:line>
                  <draw:line draw:style-name="gr188" draw:text-style-name="P15" draw:layer="layout" svg:x1="18.488cm" svg:y1="18.978cm" svg:x2="18.557cm" svg:y2="18.944cm">
                    <text:p/>
                  </draw:line>
                  <draw:line draw:style-name="gr189" draw:text-style-name="P15" draw:layer="layout" svg:x1="18.523cm" svg:y1="18.927cm" svg:x2="18.592cm" svg:y2="18.893cm">
                    <text:p/>
                  </draw:line>
                  <draw:line draw:style-name="gr190" draw:text-style-name="P15" draw:layer="layout" svg:x1="18.454cm" svg:y1="18.893cm" svg:x2="18.523cm" svg:y2="18.859cm">
                    <text:p/>
                  </draw:line>
                  <draw:line draw:style-name="gr191" draw:text-style-name="P15" draw:layer="layout" svg:x1="18.386cm" svg:y1="18.859cm" svg:x2="18.455cm" svg:y2="18.825cm">
                    <text:p/>
                  </draw:line>
                  <draw:line draw:style-name="gr192" draw:text-style-name="P15" draw:layer="layout" svg:x1="18.42cm" svg:y1="18.944cm" svg:x2="18.489cm" svg:y2="18.91cm">
                    <text:p/>
                  </draw:line>
                  <draw:line draw:style-name="gr193" draw:text-style-name="P15" draw:layer="layout" svg:x1="18.351cm" svg:y1="18.91cm" svg:x2="18.42cm" svg:y2="18.876cm">
                    <text:p/>
                  </draw:line>
                  <draw:line draw:style-name="gr194" draw:text-style-name="P15" draw:layer="layout" svg:x1="18.283cm" svg:y1="18.876cm" svg:x2="18.352cm" svg:y2="18.842cm">
                    <text:p/>
                  </draw:line>
                  <draw:line draw:style-name="gr195" draw:text-style-name="P15" draw:layer="layout" svg:x1="18.317cm" svg:y1="18.825cm" svg:x2="18.386cm" svg:y2="18.791cm">
                    <text:p/>
                  </draw:line>
                  <draw:line draw:style-name="gr196" draw:text-style-name="P15" draw:layer="layout" svg:x1="18.214cm" svg:y1="18.842cm" svg:x2="18.283cm" svg:y2="18.808cm">
                    <text:p/>
                  </draw:line>
                  <draw:line draw:style-name="gr197" draw:text-style-name="P15" draw:layer="layout" svg:x1="18.248cm" svg:y1="18.791cm" svg:x2="18.317cm" svg:y2="18.757cm">
                    <text:p/>
                  </draw:line>
                  <draw:line draw:style-name="gr198" draw:text-style-name="P15" draw:layer="layout" svg:x1="18.18cm" svg:y1="18.757cm" svg:x2="18.249cm" svg:y2="18.723cm">
                    <text:p/>
                  </draw:line>
                  <draw:line draw:style-name="gr199" draw:text-style-name="P15" draw:layer="layout" svg:x1="18.146cm" svg:y1="18.808cm" svg:x2="18.215cm" svg:y2="18.774cm">
                    <text:p/>
                  </draw:line>
                  <draw:line draw:style-name="gr200" draw:text-style-name="P15" draw:layer="layout" svg:x1="18.591cm" svg:y1="19.096cm" svg:x2="18.66cm" svg:y2="19.062cm">
                    <text:p/>
                  </draw:line>
                  <draw:line draw:style-name="gr201" draw:text-style-name="P15" draw:layer="layout" svg:x1="18.523cm" svg:y1="19.062cm" svg:x2="18.592cm" svg:y2="19.028cm">
                    <text:p/>
                  </draw:line>
                  <draw:line draw:style-name="gr202" draw:text-style-name="P15" draw:layer="layout" svg:x1="18.454cm" svg:y1="19.028cm" svg:x2="18.523cm" svg:y2="18.994cm">
                    <text:p/>
                  </draw:line>
                  <draw:line draw:style-name="gr203" draw:text-style-name="P15" draw:layer="layout" svg:x1="18.42cm" svg:y1="19.079cm" svg:x2="18.489cm" svg:y2="19.045cm">
                    <text:p/>
                  </draw:line>
                  <draw:line draw:style-name="gr204" draw:text-style-name="P15" draw:layer="layout" svg:x1="18.351cm" svg:y1="19.046cm" svg:x2="18.42cm" svg:y2="19.012cm">
                    <text:p/>
                  </draw:line>
                  <draw:line draw:style-name="gr205" draw:text-style-name="P15" draw:layer="layout" svg:x1="18.386cm" svg:y1="18.995cm" svg:x2="18.455cm" svg:y2="18.961cm">
                    <text:p/>
                  </draw:line>
                  <draw:line draw:style-name="gr206" draw:text-style-name="P15" draw:layer="layout" svg:x1="18.317cm" svg:y1="18.961cm" svg:x2="18.386cm" svg:y2="18.927cm">
                    <text:p/>
                  </draw:line>
                  <draw:line draw:style-name="gr207" draw:text-style-name="P15" draw:layer="layout" svg:x1="18.248cm" svg:y1="18.927cm" svg:x2="18.317cm" svg:y2="18.893cm">
                    <text:p/>
                  </draw:line>
                  <draw:line draw:style-name="gr208" draw:text-style-name="P15" draw:layer="layout" svg:x1="18.18cm" svg:y1="18.893cm" svg:x2="18.249cm" svg:y2="18.859cm">
                    <text:p/>
                  </draw:line>
                  <draw:line draw:style-name="gr209" draw:text-style-name="P15" draw:layer="layout" svg:x1="18.077cm" svg:y1="18.91cm" svg:x2="18.146cm" svg:y2="18.876cm">
                    <text:p/>
                  </draw:line>
                  <draw:line draw:style-name="gr210" draw:text-style-name="P15" draw:layer="layout" svg:x1="18.111cm" svg:y1="18.859cm" svg:x2="18.18cm" svg:y2="18.825cm">
                    <text:p/>
                  </draw:line>
                  <draw:line draw:style-name="gr211" draw:text-style-name="P15" draw:layer="layout" svg:x1="18.008cm" svg:y1="18.876cm" svg:x2="18.077cm" svg:y2="18.842cm">
                    <text:p/>
                  </draw:line>
                  <draw:line draw:style-name="gr212" draw:text-style-name="P15" draw:layer="layout" svg:x1="18.557cm" svg:y1="19.147cm" svg:x2="18.626cm" svg:y2="19.113cm">
                    <text:p/>
                  </draw:line>
                  <draw:line draw:style-name="gr213" draw:text-style-name="P15" draw:layer="layout" svg:x1="18.488cm" svg:y1="19.113cm" svg:x2="18.557cm" svg:y2="19.079cm">
                    <text:p/>
                  </draw:line>
                  <draw:line draw:style-name="gr214" draw:text-style-name="P15" draw:layer="layout" svg:x1="18.797cm" svg:y1="19.266cm" svg:x2="19.071cm" svg:y2="19.13cm">
                    <text:p/>
                  </draw:line>
                  <draw:line draw:style-name="gr215" draw:text-style-name="P15" draw:layer="layout" svg:x1="18.866cm" svg:y1="19.3cm" svg:x2="19.14cm" svg:y2="19.164cm">
                    <text:p/>
                  </draw:line>
                  <draw:line draw:style-name="gr216" draw:text-style-name="P15" draw:layer="layout" svg:x1="18.934cm" svg:y1="19.13cm" svg:x2="19.14cm" svg:y2="19.232cm">
                    <text:p/>
                  </draw:line>
                  <draw:line draw:style-name="gr217" draw:text-style-name="P15" draw:layer="layout" svg:x1="18.866cm" svg:y1="19.164cm" svg:x2="19.072cm" svg:y2="19.266cm">
                    <text:p/>
                  </draw:line>
                  <draw:line draw:style-name="gr218" draw:text-style-name="P15" draw:layer="layout" svg:x1="18.797cm" svg:y1="19.198cm" svg:x2="18.934cm" svg:y2="19.266cm">
                    <text:p/>
                  </draw:line>
                  <draw:polygon draw:style-name="gr219" draw:text-style-name="P12" draw:layer="layout" svg:width="1.096cm" svg:height="0.609cm" svg:x="17.837cm" svg:y="18.842cm" svg:viewBox="0 0 1097 610" draw:points="0,68 0,0 1097,543 1097,610">
                    <text:p/>
                  </draw:polygon>
                  <draw:polygon draw:style-name="gr220" draw:text-style-name="P10" draw:layer="layout" svg:width="1.473cm" svg:height="0.796cm" svg:x="17.837cm" svg:y="18.655cm" svg:viewBox="0 0 1474 797" draw:points="377,0 1474,543 1474,610 1097,797 0,254 0,186">
                    <text:p/>
                  </draw:polygon>
                </draw:g>
              </draw:g>
            </draw:g>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221" draw:text-style-name="P2" draw:layer="layout" svg:width="0.375cm" svg:height="0.202cm" svg:x="24.375cm" svg:y="19.418cm" svg:viewBox="0 0 376 203" svg:d="M0 203c94 0 376-67 376-118s-9-85-103-85c0 51-275 51-273 203z">
                  <text:p/>
                </draw:path>
                <draw:g>
                  <draw:polygon draw:style-name="gr222" draw:text-style-name="P12" draw:layer="layout" svg:width="0.17cm" svg:height="0.169cm" svg:x="24.237cm" svg:y="19.452cm" svg:viewBox="0 0 171 170" draw:points="0,102 34,0 171,68 137,170">
                    <text:p/>
                  </draw:polygon>
                  <draw:polygon draw:style-name="gr223" draw:text-style-name="P13" draw:layer="layout" svg:width="0.376cm" svg:height="0.185cm" svg:x="24.271cm" svg:y="19.334cm" svg:viewBox="0 0 377 186" draw:points="0,119 69,68 171,17 240,0 377,68 309,85 206,136 137,186">
                    <text:p/>
                  </draw:polygon>
                  <draw:path draw:style-name="gr224" draw:text-style-name="P14" draw:layer="layout" svg:width="0.308cm" svg:height="0.219cm" svg:x="24.374cm" svg:y="19.401cm" svg:viewBox="0 0 309 220" svg:d="M309 68c0-102-69-68-138-34-68 34-137 34-171 186 0 0 137-67 309-152z">
                    <text:p/>
                  </draw:path>
                  <draw:path draw:style-name="gr225" draw:text-style-name="P10" draw:layer="layout" svg:width="0.445cm" svg:height="0.287cm" svg:x="24.237cm" svg:y="19.334cm" svg:viewBox="0 0 446 288" svg:d="M274 0c-68 17-68 17-137 51-34 17-103 34-137 169 69 34 69 34 137 68 39-15 240-118 309-152 0-85-69-85-172-136z">
                    <text:p/>
                  </draw:path>
                </draw:g>
              </draw:g>
              <draw:g>
                <draw:path draw:style-name="gr226" draw:text-style-name="P2" draw:layer="layout" svg:width="0.616cm" svg:height="0.406cm" svg:x="24.065cm" svg:y="18.605cm" svg:viewBox="0 0 617 407" svg:d="M2 407c94 0 615-17 615-170 0-152-179-237-273-237 0 51-376 34-342 407z">
                  <text:p/>
                </draw:path>
                <draw:g>
                  <draw:polygon draw:style-name="gr227" draw:text-style-name="P12" draw:layer="layout" svg:width="0.342cm" svg:height="0.236cm" svg:x="23.722cm" svg:y="18.774cm" svg:viewBox="0 0 343 237" draw:points="0,68 0,0 343,170 343,237">
                    <text:p/>
                  </draw:polygon>
                  <draw:polygon draw:style-name="gr228" draw:text-style-name="P12" draw:layer="layout" svg:width="0.342cm" svg:height="0.287cm" svg:x="23.997cm" svg:y="18.52cm" svg:viewBox="0 0 343 288" draw:points="0,119 0,0 343,170 343,288">
                    <text:p/>
                  </draw:polygon>
                  <draw:polygon draw:style-name="gr229" draw:text-style-name="P13" draw:layer="layout" svg:width="0.616cm" svg:height="0.304cm" svg:x="23.722cm" svg:y="18.639cm" svg:viewBox="0 0 617 305" draw:points="0,136 274,0 617,170 343,305">
                    <text:p/>
                  </draw:polygon>
                  <draw:line draw:style-name="gr230" draw:text-style-name="P15" draw:layer="layout" svg:x1="23.997cm" svg:y1="18.639cm" svg:x2="24.34cm" svg:y2="18.809cm">
                    <text:p/>
                  </draw:line>
                  <draw:polygon draw:style-name="gr231" draw:text-style-name="P14" draw:layer="layout" svg:width="0.342cm" svg:height="0.287cm" svg:x="24.065cm" svg:y="18.723cm" svg:viewBox="0 0 343 288" draw:points="0,288 0,220 274,85 274,0 343,34 343,119">
                    <text:p/>
                  </draw:polygon>
                  <draw:polygon draw:style-name="gr232" draw:text-style-name="P12" draw:layer="layout" svg:width="1.096cm" svg:height="1.287cm" svg:x="23.345cm" svg:y="17.486cm" svg:viewBox="0 0 1097 1288" draw:points="0,746 0,0 1097,543 1097,1288">
                    <text:p/>
                  </draw:polygon>
                  <draw:polygon draw:style-name="gr233" draw:text-style-name="P16" draw:layer="layout" svg:width="1.028cm" svg:height="1.186cm" svg:x="23.38cm" svg:y="17.537cm" svg:viewBox="0 0 1029 1187" draw:points="0,678 0,0 1029,509 1029,1187">
                    <text:p/>
                  </draw:polygon>
                  <draw:polygon draw:style-name="gr234" draw:text-style-name="P13" draw:layer="layout" svg:width="1.165cm" svg:height="0.575cm" svg:x="23.345cm" svg:y="17.452cm" svg:viewBox="0 0 1166 576" draw:points="1097,576 0,34 69,0 1166,543">
                    <text:p/>
                  </draw:polygon>
                  <draw:polygon draw:style-name="gr235" draw:text-style-name="P14" draw:layer="layout" svg:width="0.068cm" svg:height="0.779cm" svg:x="24.443cm" svg:y="17.995cm" svg:viewBox="0 0 69 780" draw:points="0,780 0,34 69,0 69,746">
                    <text:p/>
                  </draw:polygon>
                  <draw:polygon draw:style-name="gr236" draw:text-style-name="P10" draw:layer="layout" svg:width="1.165cm" svg:height="1.559cm" svg:x="23.345cm" svg:y="17.452cm" svg:viewBox="0 0 1166 1560" draw:points="69,0 1166,543 1166,1288 1097,1322 1063,1305 1063,1390 720,1560 377,1390 377,1322 651,1187 651,1102 0,780 0,34">
                    <text:p/>
                  </draw:polygon>
                </draw:g>
              </draw:g>
              <draw:g>
                <draw:path draw:style-name="gr237" draw:text-style-name="P2" draw:layer="layout" svg:width="0.446cm" svg:height="0.202cm" svg:x="23.927cm" svg:y="19.232cm" svg:viewBox="0 0 447 203" svg:d="M2 203c95 0 445-84 445-135s-9-68-103-68c0 51-377 34-342 203z">
                  <text:p/>
                </draw:path>
                <draw:g>
                  <draw:polygon draw:style-name="gr238" draw:text-style-name="P13" draw:layer="layout" svg:width="1.473cm" svg:height="0.728cm" svg:x="22.831cm" svg:y="18.655cm" svg:viewBox="0 0 1474 729" draw:points="1097,729 0,186 377,0 1474,543">
                    <text:p/>
                  </draw:polygon>
                  <draw:polygon draw:style-name="gr239" draw:text-style-name="P17" draw:layer="layout" svg:width="0.993cm" svg:height="0.491cm" svg:x="22.934cm" svg:y="18.706cm" svg:viewBox="0 0 994 492" draw:points="0,136 274,0 994,356 720,492">
                    <text:p/>
                  </draw:polygon>
                  <draw:polygon draw:style-name="gr240" draw:text-style-name="P17" draw:layer="layout" svg:width="0.479cm" svg:height="0.236cm" svg:x="23.722cm" svg:y="19.096cm" svg:viewBox="0 0 480 237" draw:points="0,136 274,0 480,102 206,237">
                    <text:p/>
                  </draw:polygon>
                  <draw:polygon draw:style-name="gr241" draw:text-style-name="P14" draw:layer="layout" svg:width="0.376cm" svg:height="0.253cm" svg:x="23.928cm" svg:y="19.198cm" svg:viewBox="0 0 377 254" draw:points="0,254 0,186 377,0 377,68">
                    <text:p/>
                  </draw:polygon>
                  <draw:line draw:style-name="gr242" draw:text-style-name="P15" draw:layer="layout" svg:x1="23.002cm" svg:y1="18.808cm" svg:x2="23.722cm" svg:y2="19.164cm">
                    <text:p/>
                  </draw:line>
                  <draw:line draw:style-name="gr243" draw:text-style-name="P15" draw:layer="layout" svg:x1="23.071cm" svg:y1="18.774cm" svg:x2="23.791cm" svg:y2="19.13cm">
                    <text:p/>
                  </draw:line>
                  <draw:line draw:style-name="gr244" draw:text-style-name="P15" draw:layer="layout" svg:x1="23.14cm" svg:y1="18.74cm" svg:x2="23.86cm" svg:y2="19.096cm">
                    <text:p/>
                  </draw:line>
                  <draw:line draw:style-name="gr245" draw:text-style-name="P15" draw:layer="layout" svg:x1="23.791cm" svg:y1="19.062cm" svg:x2="23.86cm" svg:y2="19.028cm">
                    <text:p/>
                  </draw:line>
                  <draw:line draw:style-name="gr246" draw:text-style-name="P15" draw:layer="layout" svg:x1="23.722cm" svg:y1="19.028cm" svg:x2="23.791cm" svg:y2="18.994cm">
                    <text:p/>
                  </draw:line>
                  <draw:line draw:style-name="gr247" draw:text-style-name="P15" draw:layer="layout" svg:x1="23.654cm" svg:y1="18.995cm" svg:x2="23.723cm" svg:y2="18.961cm">
                    <text:p/>
                  </draw:line>
                  <draw:line draw:style-name="gr248" draw:text-style-name="P15" draw:layer="layout" svg:x1="23.688cm" svg:y1="19.079cm" svg:x2="23.757cm" svg:y2="19.045cm">
                    <text:p/>
                  </draw:line>
                  <draw:line draw:style-name="gr249" draw:text-style-name="P15" draw:layer="layout" svg:x1="23.62cm" svg:y1="19.046cm" svg:x2="23.689cm" svg:y2="19.012cm">
                    <text:p/>
                  </draw:line>
                  <draw:line draw:style-name="gr250" draw:text-style-name="P15" draw:layer="layout" svg:x1="23.551cm" svg:y1="19.012cm" svg:x2="23.62cm" svg:y2="18.978cm">
                    <text:p/>
                  </draw:line>
                  <draw:line draw:style-name="gr251" draw:text-style-name="P15" draw:layer="layout" svg:x1="23.585cm" svg:y1="18.961cm" svg:x2="23.654cm" svg:y2="18.927cm">
                    <text:p/>
                  </draw:line>
                  <draw:line draw:style-name="gr252" draw:text-style-name="P15" draw:layer="layout" svg:x1="23.482cm" svg:y1="18.978cm" svg:x2="23.551cm" svg:y2="18.944cm">
                    <text:p/>
                  </draw:line>
                  <draw:line draw:style-name="gr253" draw:text-style-name="P15" draw:layer="layout" svg:x1="23.517cm" svg:y1="18.927cm" svg:x2="23.586cm" svg:y2="18.893cm">
                    <text:p/>
                  </draw:line>
                  <draw:line draw:style-name="gr254" draw:text-style-name="P15" draw:layer="layout" svg:x1="23.448cm" svg:y1="18.893cm" svg:x2="23.517cm" svg:y2="18.859cm">
                    <text:p/>
                  </draw:line>
                  <draw:line draw:style-name="gr255" draw:text-style-name="P15" draw:layer="layout" svg:x1="23.38cm" svg:y1="18.859cm" svg:x2="23.449cm" svg:y2="18.825cm">
                    <text:p/>
                  </draw:line>
                  <draw:line draw:style-name="gr256" draw:text-style-name="P15" draw:layer="layout" svg:x1="23.414cm" svg:y1="18.944cm" svg:x2="23.483cm" svg:y2="18.91cm">
                    <text:p/>
                  </draw:line>
                  <draw:line draw:style-name="gr257" draw:text-style-name="P15" draw:layer="layout" svg:x1="23.345cm" svg:y1="18.91cm" svg:x2="23.414cm" svg:y2="18.876cm">
                    <text:p/>
                  </draw:line>
                  <draw:line draw:style-name="gr258" draw:text-style-name="P15" draw:layer="layout" svg:x1="23.277cm" svg:y1="18.876cm" svg:x2="23.346cm" svg:y2="18.842cm">
                    <text:p/>
                  </draw:line>
                  <draw:line draw:style-name="gr259" draw:text-style-name="P15" draw:layer="layout" svg:x1="23.311cm" svg:y1="18.825cm" svg:x2="23.38cm" svg:y2="18.791cm">
                    <text:p/>
                  </draw:line>
                  <draw:line draw:style-name="gr260" draw:text-style-name="P15" draw:layer="layout" svg:x1="23.208cm" svg:y1="18.842cm" svg:x2="23.277cm" svg:y2="18.808cm">
                    <text:p/>
                  </draw:line>
                  <draw:line draw:style-name="gr261" draw:text-style-name="P15" draw:layer="layout" svg:x1="23.242cm" svg:y1="18.791cm" svg:x2="23.311cm" svg:y2="18.757cm">
                    <text:p/>
                  </draw:line>
                  <draw:line draw:style-name="gr262" draw:text-style-name="P15" draw:layer="layout" svg:x1="23.174cm" svg:y1="18.757cm" svg:x2="23.243cm" svg:y2="18.723cm">
                    <text:p/>
                  </draw:line>
                  <draw:line draw:style-name="gr263" draw:text-style-name="P15" draw:layer="layout" svg:x1="23.14cm" svg:y1="18.808cm" svg:x2="23.209cm" svg:y2="18.774cm">
                    <text:p/>
                  </draw:line>
                  <draw:line draw:style-name="gr264" draw:text-style-name="P15" draw:layer="layout" svg:x1="23.585cm" svg:y1="19.096cm" svg:x2="23.654cm" svg:y2="19.062cm">
                    <text:p/>
                  </draw:line>
                  <draw:line draw:style-name="gr265" draw:text-style-name="P15" draw:layer="layout" svg:x1="23.517cm" svg:y1="19.062cm" svg:x2="23.586cm" svg:y2="19.028cm">
                    <text:p/>
                  </draw:line>
                  <draw:line draw:style-name="gr266" draw:text-style-name="P15" draw:layer="layout" svg:x1="23.448cm" svg:y1="19.028cm" svg:x2="23.517cm" svg:y2="18.994cm">
                    <text:p/>
                  </draw:line>
                  <draw:line draw:style-name="gr267" draw:text-style-name="P15" draw:layer="layout" svg:x1="23.414cm" svg:y1="19.079cm" svg:x2="23.483cm" svg:y2="19.045cm">
                    <text:p/>
                  </draw:line>
                  <draw:line draw:style-name="gr268" draw:text-style-name="P15" draw:layer="layout" svg:x1="23.345cm" svg:y1="19.046cm" svg:x2="23.414cm" svg:y2="19.012cm">
                    <text:p/>
                  </draw:line>
                  <draw:line draw:style-name="gr269" draw:text-style-name="P15" draw:layer="layout" svg:x1="23.38cm" svg:y1="18.995cm" svg:x2="23.449cm" svg:y2="18.961cm">
                    <text:p/>
                  </draw:line>
                  <draw:line draw:style-name="gr270" draw:text-style-name="P15" draw:layer="layout" svg:x1="23.311cm" svg:y1="18.961cm" svg:x2="23.38cm" svg:y2="18.927cm">
                    <text:p/>
                  </draw:line>
                  <draw:line draw:style-name="gr271" draw:text-style-name="P15" draw:layer="layout" svg:x1="23.242cm" svg:y1="18.927cm" svg:x2="23.311cm" svg:y2="18.893cm">
                    <text:p/>
                  </draw:line>
                  <draw:line draw:style-name="gr272" draw:text-style-name="P15" draw:layer="layout" svg:x1="23.174cm" svg:y1="18.893cm" svg:x2="23.243cm" svg:y2="18.859cm">
                    <text:p/>
                  </draw:line>
                  <draw:line draw:style-name="gr273" draw:text-style-name="P15" draw:layer="layout" svg:x1="23.071cm" svg:y1="18.91cm" svg:x2="23.14cm" svg:y2="18.876cm">
                    <text:p/>
                  </draw:line>
                  <draw:line draw:style-name="gr274" draw:text-style-name="P15" draw:layer="layout" svg:x1="23.105cm" svg:y1="18.859cm" svg:x2="23.174cm" svg:y2="18.825cm">
                    <text:p/>
                  </draw:line>
                  <draw:line draw:style-name="gr275" draw:text-style-name="P15" draw:layer="layout" svg:x1="23.002cm" svg:y1="18.876cm" svg:x2="23.071cm" svg:y2="18.842cm">
                    <text:p/>
                  </draw:line>
                  <draw:line draw:style-name="gr276" draw:text-style-name="P15" draw:layer="layout" svg:x1="23.551cm" svg:y1="19.147cm" svg:x2="23.62cm" svg:y2="19.113cm">
                    <text:p/>
                  </draw:line>
                  <draw:line draw:style-name="gr277" draw:text-style-name="P15" draw:layer="layout" svg:x1="23.482cm" svg:y1="19.113cm" svg:x2="23.551cm" svg:y2="19.079cm">
                    <text:p/>
                  </draw:line>
                  <draw:line draw:style-name="gr278" draw:text-style-name="P15" draw:layer="layout" svg:x1="23.791cm" svg:y1="19.266cm" svg:x2="24.065cm" svg:y2="19.13cm">
                    <text:p/>
                  </draw:line>
                  <draw:line draw:style-name="gr279" draw:text-style-name="P15" draw:layer="layout" svg:x1="23.86cm" svg:y1="19.3cm" svg:x2="24.134cm" svg:y2="19.164cm">
                    <text:p/>
                  </draw:line>
                  <draw:line draw:style-name="gr280" draw:text-style-name="P15" draw:layer="layout" svg:x1="23.928cm" svg:y1="19.13cm" svg:x2="24.134cm" svg:y2="19.232cm">
                    <text:p/>
                  </draw:line>
                  <draw:line draw:style-name="gr281" draw:text-style-name="P15" draw:layer="layout" svg:x1="23.86cm" svg:y1="19.164cm" svg:x2="24.066cm" svg:y2="19.266cm">
                    <text:p/>
                  </draw:line>
                  <draw:line draw:style-name="gr282" draw:text-style-name="P15" draw:layer="layout" svg:x1="23.791cm" svg:y1="19.198cm" svg:x2="23.928cm" svg:y2="19.266cm">
                    <text:p/>
                  </draw:line>
                  <draw:polygon draw:style-name="gr283" draw:text-style-name="P12" draw:layer="layout" svg:width="1.096cm" svg:height="0.609cm" svg:x="22.831cm" svg:y="18.842cm" svg:viewBox="0 0 1097 610" draw:points="0,68 0,0 1097,543 1097,610">
                    <text:p/>
                  </draw:polygon>
                  <draw:polygon draw:style-name="gr284" draw:text-style-name="P10" draw:layer="layout" svg:width="1.473cm" svg:height="0.796cm" svg:x="22.831cm" svg:y="18.655cm" svg:viewBox="0 0 1474 797" draw:points="377,0 1474,543 1474,610 1097,797 0,254 0,186">
                    <text:p/>
                  </draw:polygon>
                </draw:g>
              </draw:g>
            </draw:g>
            <draw:g>
              <draw:g>
                <draw:path draw:style-name="gr285" draw:text-style-name="P2" draw:layer="layout" svg:width="1.09cm" svg:height="0.979cm" svg:x="11.453cm" svg:y="8.003cm" svg:viewBox="0 0 1091 980" svg:d="M0 980c475 0 1091-280 1091-560s-18-420-364-420c0 300-727 579-727 980z">
                  <text:p/>
                </draw:path>
                <draw:path draw:style-name="gr286" draw:text-style-name="P3" draw:layer="layout" svg:width="2.666cm" svg:height="1.68cm" svg:x="9.514cm" svg:y="7.373cm" svg:viewBox="0 0 2667 1681" svg:d="M2667 0c0 0 0 1121-1 840 2 491-575 841-1331 841s-1334-350-1335-841c1 1 0-350 0-840 0 490 606 840 1334 840s1333-350 1333-840z">
                  <text:p/>
                </draw:path>
                <draw:path draw:style-name="gr287" draw:text-style-name="P4" draw:layer="layout" svg:width="2.665cm" svg:height="1.678cm" svg:x="9.513cm" svg:y="6.533cm" svg:viewBox="0 0 2666 1679" svg:d="M1333 0c756 0 1333 363 1333 839s-577 840-1333 840-1333-364-1333-840 577-839 1333-839z">
                  <text:p/>
                </draw:path>
                <draw:polygon draw:style-name="gr288" draw:text-style-name="P5" draw:layer="layout" svg:width="0.727cm" svg:height="0.419cm" svg:x="10.968cm" svg:y="7.443cm" svg:viewBox="0 0 728 420" draw:points="364,0 243,70 728,350 606,420 121,140 0,210 0,0">
                  <text:p/>
                </draw:polygon>
                <draw:polygon draw:style-name="gr289" draw:text-style-name="P5" draw:layer="layout" svg:width="0.726cm" svg:height="0.419cm" svg:x="9.998cm" svg:y="6.883cm" svg:viewBox="0 0 727 420" draw:points="606,280 727,210 727,420 363,420 484,350 0,70 121,0">
                  <text:p/>
                </draw:polygon>
                <draw:polygon draw:style-name="gr290" draw:text-style-name="P5" draw:layer="layout" svg:width="0.727cm" svg:height="0.419cm" svg:x="9.998cm" svg:y="7.443cm" svg:viewBox="0 0 728 420" draw:points="121,280 607,0 728,70 242,350 363,420 0,420 0,210">
                  <text:p/>
                </draw:polygon>
                <draw:polygon draw:style-name="gr291" draw:text-style-name="P5" draw:layer="layout" svg:width="0.726cm" svg:height="0.419cm" svg:x="10.968cm" svg:y="6.883cm" svg:viewBox="0 0 727 420" draw:points="484,70 363,0 727,0 727,210 606,140 121,420 0,350">
                  <text:p/>
                </draw:polygon>
                <draw:path draw:style-name="gr292" draw:text-style-name="P6" draw:layer="layout" svg:width="2.667cm" svg:height="2.519cm" svg:x="9.513cm" svg:y="6.533cm" svg:viewBox="0 0 2668 2520" svg:d="M1333 0c756 0 1335 364 1335 840l-1 840c0 490-606 840-1333 840s-1334-350-1334-840c0 0 1-840 0-841 0-476 577-839 1333-839z">
                  <text:p/>
                </draw:path>
              </draw:g>
              <draw:frame draw:style-name="gr293" draw:text-style-name="P18" draw:layer="layout" svg:width="1.311cm" svg:height="0.962cm" svg:x="7.646cm" svg:y="7.127cm">
                <draw:text-box>
                  <text:p>R1</text:p>
                </draw:text-box>
              </draw:frame>
            </draw:g>
            <draw:g>
              <draw:g>
                <draw:path draw:style-name="gr294" draw:text-style-name="P2" draw:layer="layout" svg:width="1.09cm" svg:height="0.979cm" svg:x="19.116cm" svg:y="8.04cm" svg:viewBox="0 0 1091 980" svg:d="M0 980c475 0 1091-280 1091-560s-18-420-364-420c0 300-727 579-727 980z">
                  <text:p/>
                </draw:path>
                <draw:path draw:style-name="gr295" draw:text-style-name="P3" draw:layer="layout" svg:width="2.666cm" svg:height="1.68cm" svg:x="17.177cm" svg:y="7.41cm" svg:viewBox="0 0 2667 1681" svg:d="M2667 0c0 0 0 1121-1 840 2 491-575 841-1331 841s-1334-350-1335-841c1 1 0-350 0-840 0 490 606 840 1334 840s1333-350 1333-840z">
                  <text:p/>
                </draw:path>
                <draw:path draw:style-name="gr296" draw:text-style-name="P4" draw:layer="layout" svg:width="2.665cm" svg:height="1.678cm" svg:x="17.176cm" svg:y="6.57cm" svg:viewBox="0 0 2666 1679" svg:d="M1333 0c756 0 1333 363 1333 839s-577 840-1333 840-1333-364-1333-840 577-839 1333-839z">
                  <text:p/>
                </draw:path>
                <draw:polygon draw:style-name="gr297" draw:text-style-name="P5" draw:layer="layout" svg:width="0.727cm" svg:height="0.419cm" svg:x="18.631cm" svg:y="7.48cm" svg:viewBox="0 0 728 420" draw:points="364,0 243,70 728,350 606,420 121,140 0,210 0,0">
                  <text:p/>
                </draw:polygon>
                <draw:polygon draw:style-name="gr298" draw:text-style-name="P5" draw:layer="layout" svg:width="0.726cm" svg:height="0.419cm" svg:x="17.661cm" svg:y="6.92cm" svg:viewBox="0 0 727 420" draw:points="606,280 727,210 727,420 363,420 484,350 0,70 121,0">
                  <text:p/>
                </draw:polygon>
                <draw:polygon draw:style-name="gr299" draw:text-style-name="P5" draw:layer="layout" svg:width="0.727cm" svg:height="0.419cm" svg:x="17.661cm" svg:y="7.48cm" svg:viewBox="0 0 728 420" draw:points="121,280 607,0 728,70 242,350 363,420 0,420 0,210">
                  <text:p/>
                </draw:polygon>
                <draw:polygon draw:style-name="gr300" draw:text-style-name="P5" draw:layer="layout" svg:width="0.726cm" svg:height="0.419cm" svg:x="18.631cm" svg:y="6.92cm" svg:viewBox="0 0 727 420" draw:points="484,70 363,0 727,0 727,210 606,140 121,420 0,350">
                  <text:p/>
                </draw:polygon>
                <draw:path draw:style-name="gr301" draw:text-style-name="P6" draw:layer="layout" svg:width="2.667cm" svg:height="2.519cm" svg:x="17.176cm" svg:y="6.57cm" svg:viewBox="0 0 2668 2520" svg:d="M1333 0c756 0 1335 364 1335 840l-1 840c0 490-606 840-1333 840s-1334-350-1334-840c0 0 1-840 0-841 0-476 577-839 1333-839z">
                  <text:p/>
                </draw:path>
              </draw:g>
              <draw:frame draw:style-name="gr302" draw:text-style-name="P18" draw:layer="layout" svg:width="1.311cm" svg:height="0.962cm" svg:x="20.208cm" svg:y="7.306cm">
                <draw:text-box>
                  <text:p>R2</text:p>
                </draw:text-box>
              </draw:frame>
            </draw:g>
          </draw:g>
          <draw:frame draw:style-name="gr303" draw:text-style-name="P18" draw:layer="layout" svg:width="3.673cm" svg:height="0.962cm" svg:x="5.983cm" svg:y="12.203cm">
            <draw:text-box>
              <text:p>10.0.1.0/24</text:p>
            </draw:text-box>
          </draw:frame>
          <draw:frame draw:style-name="gr303" draw:text-style-name="P18" draw:layer="layout" svg:width="3.673cm" svg:height="0.962cm" svg:x="19.862cm" svg:y="12.168cm">
            <draw:text-box>
              <text:p>10.0.2.0/24</text:p>
            </draw:text-box>
          </draw:frame>
          <draw:frame draw:style-name="gr304" draw:text-style-name="P18" draw:layer="layout" svg:width="5.078cm" svg:height="0.962cm" svg:x="6.951cm" svg:y="5.215cm">
            <draw:text-box>
              <text:p>170.210.80.0/24</text:p>
            </draw:text-box>
          </draw:frame>
          <draw:frame draw:style-name="gr305" draw:text-style-name="P18" draw:layer="layout" svg:width="5.379cm" svg:height="0.962cm" svg:x="17.916cm" svg:y="5.651cm">
            <draw:text-box>
              <text:p>200.110.180.0/24</text:p>
            </draw:text-box>
          </draw:frame>
          <draw:frame draw:style-name="gr306" draw:text-style-name="P18" draw:layer="layout" svg:width="4.376cm" svg:height="0.962cm" svg:x="8.456cm" svg:y="9.647cm">
            <draw:text-box>
              <text:p>172.16.1.0/24</text:p>
            </draw:text-box>
          </draw:frame>
          <draw:frame draw:style-name="gr306" draw:text-style-name="P18" draw:layer="layout" svg:width="4.376cm" svg:height="0.962cm" svg:x="16.685cm" svg:y="9.468cm">
            <draw:text-box>
              <text:p>172.16.2.0/24</text:p>
            </draw:text-box>
          </draw:frame>
          <draw:frame draw:style-name="gr302" draw:text-style-name="P18" draw:layer="layout" svg:width="0.959cm" svg:height="0.962cm" svg:x="14.343cm" svg:y="12.645cm">
            <draw:text-box>
              <text:p>R</text:p>
            </draw:text-box>
          </draw:frame>
          <draw:g>
            <draw:path draw:style-name="gr307" draw:text-style-name="P2" draw:layer="layout" svg:width="1.09cm" svg:height="0.979cm" svg:x="15.325cm" svg:y="4.832cm" svg:viewBox="0 0 1091 980" svg:d="M0 980c475 0 1091-280 1091-560s-18-420-364-420c0 300-727 579-727 980z">
              <text:p/>
            </draw:path>
            <draw:path draw:style-name="gr308" draw:text-style-name="P19" draw:layer="layout" svg:width="2.666cm" svg:height="1.68cm" svg:x="13.386cm" svg:y="4.202cm" svg:viewBox="0 0 2667 1681" svg:d="M2667 0c0 0 0 1121-1 840 2 491-575 841-1331 841s-1334-350-1335-841c1 1 0-350 0-840 0 490 606 840 1334 840s1333-350 1333-840z">
              <text:p/>
            </draw:path>
            <draw:path draw:style-name="gr309" draw:text-style-name="P20" draw:layer="layout" svg:width="2.665cm" svg:height="1.678cm" svg:x="13.385cm" svg:y="3.362cm" svg:viewBox="0 0 2666 1679" svg:d="M1333 0c756 0 1333 363 1333 839s-577 840-1333 840-1333-364-1333-840 577-839 1333-839z">
              <text:p/>
            </draw:path>
            <draw:polygon draw:style-name="gr310" draw:text-style-name="P21" draw:layer="layout" svg:width="0.727cm" svg:height="0.419cm" svg:x="14.84cm" svg:y="4.272cm" svg:viewBox="0 0 728 420" draw:points="364,0 243,70 728,350 606,420 121,140 0,210 0,0">
              <text:p/>
            </draw:polygon>
            <draw:polygon draw:style-name="gr311" draw:text-style-name="P21" draw:layer="layout" svg:width="0.726cm" svg:height="0.419cm" svg:x="13.87cm" svg:y="3.712cm" svg:viewBox="0 0 727 420" draw:points="606,280 727,210 727,420 363,420 484,350 0,70 121,0">
              <text:p/>
            </draw:polygon>
            <draw:polygon draw:style-name="gr312" draw:text-style-name="P21" draw:layer="layout" svg:width="0.727cm" svg:height="0.419cm" svg:x="13.87cm" svg:y="4.272cm" svg:viewBox="0 0 728 420" draw:points="121,280 607,0 728,70 242,350 363,420 0,420 0,210">
              <text:p/>
            </draw:polygon>
            <draw:polygon draw:style-name="gr313" draw:text-style-name="P21" draw:layer="layout" svg:width="0.726cm" svg:height="0.419cm" svg:x="14.84cm" svg:y="3.712cm" svg:viewBox="0 0 727 420" draw:points="484,70 363,0 727,0 727,210 606,140 121,420 0,350">
              <text:p/>
            </draw:polygon>
            <draw:path draw:style-name="gr314" draw:text-style-name="P22" draw:layer="layout" svg:width="2.667cm" svg:height="2.519cm" svg:x="13.385cm" svg:y="3.362cm" svg:viewBox="0 0 2668 2520" svg:d="M1333 0c756 0 1335 364 1335 840l-1 840c0 490-606 840-1333 840s-1334-350-1334-840c0 0 1-840 0-841 0-476 577-839 1333-839z">
              <text:p/>
            </draw:path>
          </draw:g>
          <draw:frame draw:style-name="gr315" draw:text-style-name="P18" draw:layer="layout" svg:width="2.653cm" svg:height="0.962cm" svg:x="13.385cm" svg:y="5.759cm">
            <draw:text-box>
              <text:p>Internet</text:p>
            </draw:text-box>
          </draw:frame>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316" draw:text-style-name="P2" draw:layer="layout" svg:width="1.143cm" svg:height="0.766cm" svg:x="24.032cm" svg:y="4.677cm" svg:viewBox="0 0 1144 767" svg:d="M0 767c324 0 831-242 1050-402s0-365-110-365z">
              <text:p/>
            </draw:path>
            <draw:g>
              <draw:polygon draw:style-name="gr317" draw:text-style-name="P12" draw:layer="layout" svg:width="0.662cm" svg:height="1.897cm" svg:x="23.369cm" svg:y="3.546cm" svg:viewBox="0 0 663 1898" draw:points="0,1460 0,0 663,438 663,1898">
                <text:p/>
              </draw:polygon>
              <draw:polygon draw:style-name="gr318" draw:text-style-name="P23" draw:layer="layout" svg:width="0.939cm" svg:height="2.08cm" svg:x="24.032cm" svg:y="3.363cm" svg:viewBox="0 0 940 2081" draw:points="0,2081 0,621 940,0 940,1460">
                <text:p/>
              </draw:polygon>
              <draw:polygon draw:style-name="gr319" draw:text-style-name="P13" draw:layer="layout" svg:width="1.602cm" svg:height="1.058cm" svg:x="23.369cm" svg:y="2.925cm" svg:viewBox="0 0 1603 1059" draw:points="663,1059 0,621 940,0 1603,438">
                <text:p/>
              </draw:polygon>
              <draw:polygon draw:style-name="gr320" draw:text-style-name="P10" draw:layer="layout" svg:width="1.602cm" svg:height="2.518cm" svg:x="23.369cm" svg:y="2.925cm" svg:viewBox="0 0 1603 2519" draw:points="0,2081 0,621 940,0 1603,438 1603,1898 663,2519">
                <text:p/>
              </draw:polygon>
              <draw:line draw:style-name="gr321" draw:text-style-name="P15" draw:layer="layout" svg:x1="23.921cm" svg:y1="5.079cm" svg:x2="23.479cm" svg:y2="4.787cm">
                <text:p/>
              </draw:line>
              <draw:line draw:style-name="gr322" draw:text-style-name="P15" draw:layer="layout" svg:x1="23.921cm" svg:y1="5.225cm" svg:x2="23.479cm" svg:y2="4.933cm">
                <text:p/>
              </draw:line>
              <draw:line draw:style-name="gr323" draw:text-style-name="P15" draw:layer="layout" svg:x1="23.921cm" svg:y1="5.152cm" svg:x2="23.479cm" svg:y2="4.86cm">
                <text:p/>
              </draw:line>
              <draw:polyline draw:style-name="gr324" draw:text-style-name="P15" draw:layer="layout" svg:width="0.552cm" svg:height="0.437cm" svg:x="23.424cm" svg:y="3.765cm" svg:viewBox="0 0 553 438" draw:points="553,438 0,73 0,0">
                <text:p/>
              </draw:polyline>
              <draw:polyline draw:style-name="gr325" draw:text-style-name="P15" draw:layer="layout" svg:width="0.542cm" svg:height="0.439cm" svg:x="23.434cm" svg:y="3.763cm" svg:viewBox="0 0 543 440" draw:points="543,440 543,367 0,0">
                <text:p/>
              </draw:polyline>
              <draw:polygon draw:style-name="gr326" draw:text-style-name="P24" draw:layer="layout" svg:width="0.064cm" svg:height="0.128cm" svg:x="23.629cm" svg:y="4.493cm" svg:viewBox="0 0 65 129" draw:points="0,86 0,0 65,43 65,129">
                <text:p/>
              </draw:polygon>
              <draw:line draw:style-name="gr327" draw:text-style-name="P15" draw:layer="layout" svg:x1="23.921cm" svg:y1="5.006cm" svg:x2="23.479cm" svg:y2="4.714cm">
                <text:p/>
              </draw:line>
            </draw:g>
          </draw:g>
          <draw:frame draw:style-name="gr328" draw:text-style-name="P18" draw:layer="layout" svg:width="1.311cm" svg:height="0.962cm" svg:x="4.643cm" svg:y="16.727cm">
            <draw:text-box>
              <text:p>H1</text:p>
            </draw:text-box>
          </draw:frame>
          <draw:frame draw:style-name="gr302" draw:text-style-name="P18" draw:layer="layout" svg:width="1.311cm" svg:height="0.962cm" svg:x="9.577cm" svg:y="16.727cm">
            <draw:text-box>
              <text:p>H2</text:p>
            </draw:text-box>
          </draw:frame>
          <draw:frame draw:style-name="gr302" draw:text-style-name="P18" draw:layer="layout" svg:width="1.311cm" svg:height="0.962cm" svg:x="18.272cm" svg:y="16.727cm">
            <draw:text-box>
              <text:p>H3</text:p>
            </draw:text-box>
          </draw:frame>
          <draw:frame draw:style-name="gr302" draw:text-style-name="P18" draw:layer="layout" svg:width="1.311cm" svg:height="0.962cm" svg:x="23.647cm" svg:y="16.727cm">
            <draw:text-box>
              <text:p>H4</text:p>
            </draw:text-box>
          </draw:frame>
          <draw:frame draw:style-name="gr302" draw:text-style-name="P18" draw:layer="layout" svg:width="1.277cm" svg:height="0.962cm" svg:x="22.533cm" svg:y="2.432cm">
            <draw:text-box>
              <text:p>S1</text:p>
            </draw:text-box>
          </draw:frame>
          <draw:frame draw:style-name="gr305" draw:text-style-name="P18" draw:layer="layout" svg:width="5.43cm" svg:height="0.962cm" svg:x="17.985cm" svg:y="3.394cm">
            <draw:text-box>
              <text:p>150.150.150.2/24</text:p>
            </draw:text-box>
          </draw:frame>
          <draw:frame draw:style-name="gr302" draw:text-style-name="P18" draw:layer="layout" svg:width="2.369cm" svg:height="0.962cm" svg:x="9.821cm" svg:y="13.932cm">
            <draw:text-box>
              <text:p>LAN-A</text:p>
            </draw:text-box>
          </draw:frame>
          <draw:frame draw:style-name="gr302" draw:text-style-name="P18" draw:layer="layout" svg:width="2.369cm" svg:height="0.962cm" svg:x="17.222cm" svg:y="13.932cm">
            <draw:text-box>
              <text:p>LAN-B</text:p>
            </draw:text-box>
          </draw:frame>
        </draw:g>
      </draw:page>
      <draw:page draw:name="page2" draw:style-name="dp1" draw:master-page-name="Default"/>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styles>
    <draw:gradient draw:name="Light_20_Blue_20_Linear_20_L" draw:display-name="Light Blue Linear L" draw:style="linear" draw:start-color="#93d4f0" draw:end-color="#e9f6fc" draw:start-intensity="100%" draw:end-intensity="100%" draw:angle="90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VRT_20_Light_20_Axial_20_H" draw:display-name="VRT Light Axial H" draw:style="axial" draw:start-color="#7fb9dd" draw:end-color="#0073bc" draw:start-intensity="100%" draw:end-intensity="100%" draw:angle="900" draw:border="0%"/>
    <draw:gradient draw:name="VRT_20_Light_20_Linear_20_L" draw:display-name="VRT Light Linear L" draw:style="linear" draw:start-color="#0073bc" draw:end-color="#7fb9dd" draw:start-intensity="100%" draw:end-intensity="100%" draw:angle="900" draw:border="10%"/>
    <draw:gradient draw:name="VRT_20_Light_20_Linear_20_T" draw:display-name="VRT Light Linear T" draw:style="linear" draw:start-color="#0073bc" draw:end-color="#7fb9dd" draw:start-intensity="100%" draw:end-intensity="100%" draw:angle="0" draw:border="10%"/>
    <draw:gradient draw:name="VRT_20_Light_20_Radial" draw:display-name="VRT Light Radial" draw:style="radial" draw:cx="50%" draw:cy="50%" draw:start-color="#0073bc" draw:end-color="#7fb9dd" draw:start-intensity="100%" draw:end-intensity="100%" draw:border="0%"/>
    <draw:gradient draw:name="VRT_20_Light_20_Square_20_BR" draw:display-name="VRT Light Square BR" draw:style="square" draw:cx="30%" draw:cy="30%" draw:start-color="#0073bc" draw:end-color="#7fb9dd" draw:start-intensity="100%" draw:end-intensity="100%" draw:angle="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duardo Grosclaude</meta:initial-creator>
    <meta:creation-date>2015-11-06T14:57:03.050225514</meta:creation-date>
    <dc:date>2015-11-11T11:51:49.234758808</dc:date>
    <dc:creator>Eduardo Grosclaude</dc:creator>
    <meta:editing-duration>PT3H24M46S</meta:editing-duration>
    <meta:editing-cycles>7</meta:editing-cycles>
    <meta:generator>LibreOffice/5.0.2.2$Linux_X86_64 LibreOffice_project/37b43f919e4de5eeaca9b9755ed688758a8251fe</meta:generator>
    <meta:document-statistic meta:object-count="390"/>
  </office:meta>
</office:document-meta>
</file>